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632cm"/>
    </style:style>
    <style:style style:name="co4" style:family="table-column">
      <style:table-column-properties fo:break-before="auto" style:column-width="3.829cm"/>
    </style:style>
    <style:style style:name="co5" style:family="table-column">
      <style:table-column-properties fo:break-before="auto" style:column-width="2.746cm"/>
    </style:style>
    <style:style style:name="co6" style:family="table-column">
      <style:table-column-properties fo:break-before="auto" style:column-width="3.023cm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6666ff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3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Hoja1" table:style-name="ta4" table:print="false">
        <office:forms form:automatic-focus="false" form:apply-design-mode="false"/>
        <table:table-column table:style-name="co3" table:default-cell-style-name="ce10"/>
        <table:table-column table:style-name="co2" table:number-columns-repeated="7" table:default-cell-style-name="ce10"/>
        <table:table-column table:style-name="co4" table:default-cell-style-name="ce10"/>
        <table:table-column table:style-name="co2" table:number-columns-repeated="2" table:default-cell-style-name="ce10"/>
        <table:table-column table:style-name="co5" table:default-cell-style-name="ce10"/>
        <table:table-column table:style-name="co6" table:default-cell-style-name="ce10"/>
        <table:table-column table:style-name="co2" table:number-columns-repeated="2" table:default-cell-style-name="ce10"/>
        <table:table-column table:style-name="co2" table:number-columns-repeated="241" table:default-cell-style-name="ce14"/>
        <table:table-column table:style-name="co2" table:number-columns-repeated="768" table:default-cell-style-name="Default"/>
        <table:table-row table:style-name="ro3">
          <table:table-cell table:style-name="ce1" office:value-type="string" table:number-columns-spanned="15" table:number-rows-spanned="1">
            <text:p>abogadoscedente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2" office:value-type="string" table:number-columns-spanned="15" table:number-rows-spanned="1">
            <text:p>Comentarios de la tabla: </text:p>
          </table:table-cell>
          <table:covered-table-cell table:number-columns-repeated="14" table:style-name="ce2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dabogad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office:value-type="string" table:number-columns-spanned="3" table:number-rows-spanned="1">
            <text:p>db_abogados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codigo del abogad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dbeneficiari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beneficiarios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codigo del beneficiari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honorarios</text:p>
          </table:table-cell>
          <table:table-cell table:style-name="ce4" office:value-type="string" table:number-columns-spanned="2" table:number-rows-spanned="1">
            <text:p>float(6,2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Cuentalitis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dente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allecid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ntrato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observaciones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abogadosentencia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Registro de aportes generados por los apoderado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dReg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reg_sentencia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codigo de registro de sentenci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dAbogad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b_abogados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codigo del abogad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dente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honorarios</text:p>
          </table:table-cell>
          <table:table-cell table:style-name="ce4" office:value-type="string" table:number-columns-spanned="2" table:number-rows-spanned="1">
            <text:p>float(6,2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table:number-columns-spanned="3" table:number-rows-spanned="1"/>
          <table:covered-table-cell table:number-columns-repeated="2" table:style-name="ce13"/>
          <table:table-cell table:style-name="ce11" office:value-type="string" table:number-columns-spanned="3" table:number-rows-spanned="1">
            <text:p>Cuentalitis</text:p>
          </table:table-cell>
          <table:covered-table-cell table:number-columns-repeated="2" table:style-name="ce11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60" table:number-columns-spanned="2" table:number-rows-spanned="1">
            <text:p>6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acceso_sentencia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Desarrollo de solicitud puntual, diseñado para crear un filtro y permitirle al area operacional acceder para ver las sentencias a ciertos usuario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entencia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office:value-type="string" table:number-columns-spanned="3" table:number-rows-spanned="1">
            <text:p>reg_sentencia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usuario</text:p>
          </table:table-cell>
          <table:table-cell table:style-name="ce4" office:value-type="string" table:number-columns-spanned="2" table:number-rows-spanned="1">
            <text:p>varchar(6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office:value-type="string" table:number-columns-spanned="3" table:number-rows-spanned="1">
            <text:p>sec_users</text:p>
          </table:table-cell>
          <table:covered-table-cell table:number-columns-repeated="2" table:style-name="ce13"/>
          <table:table-cell table:style-name="ce11" office:value-type="string" table:number-columns-spanned="3" table:number-rows-spanned="1">
            <text:p>Nombre del usuario quien tendra permitido ingresar en distintas sentencias</text:p>
          </table:table-cell>
          <table:covered-table-cell table:number-columns-repeated="2" table:style-name="ce11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8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agenda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Desarrollo de asignación de eventos por area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id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itle</text:p>
          </table:table-cell>
          <table:table-cell table:style-name="ce4" office:value-type="string" table:number-columns-spanned="2" table:number-rows-spanned="1">
            <text:p>varchar(30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Titulo del event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escription</text:p>
          </table:table-cell>
          <table:table-cell table:style-name="ce4" office:value-type="string" table:number-columns-spanned="2" table:number-rows-spanned="1">
            <text:p>text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tart_date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Fecha Inicial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tart_time</text:p>
          </table:table-cell>
          <table:table-cell table:style-name="ce4" office:value-type="string" table:number-columns-spanned="2" table:number-rows-spanned="1">
            <text:p>tim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Hora inicial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nd_date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Fecha final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nd_time</text:p>
          </table:table-cell>
          <table:table-cell table:style-name="ce4" office:value-type="string" table:number-columns-spanned="2" table:number-rows-spanned="1">
            <text:p>tim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Hora final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ecurrence</text:p>
          </table:table-cell>
          <table:table-cell table:style-name="ce4" office:value-type="string" table:number-columns-spanned="2" table:number-rows-spanned="1">
            <text:p>varchar(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recurrenci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eriod</text:p>
          </table:table-cell>
          <table:table-cell table:style-name="ce4" office:value-type="string" table:number-columns-spanned="2" table:number-rows-spanned="1">
            <text:p>varchar(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ategory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id_api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id_event_google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ecur_info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vent_color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Color de event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reator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asesores_db 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Nombre registrado del asesor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eminder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epartament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confival_departamentos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erminado</text:p>
          </table:table-cell>
          <table:table-cell table:style-name="ce4" office:value-type="string" table:number-columns-spanned="2" table:number-rows-spanned="1">
            <text:p>float(3,2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grup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id</text:p>
          </table:table-cell>
          <table:table-cell table:style-name="ce4" office:value-type="float" office:value="375" table:number-columns-spanned="2" table:number-rows-spanned="1">
            <text:p>375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antecedentesabd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4" office:value-type="string" table:number-columns-spanned="15" table:number-rows-spanned="1">
            <text:p>Comentarios de la tabla: Registro de consulta de antecedentes de abogados registrados</text:p>
          </table:table-cell>
          <table:covered-table-cell table:number-columns-repeated="14" table:style-name="ce4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dAbogad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office:value-type="string" table:number-columns-spanned="3" table:number-rows-spanned="1">
            <text:p>db_abogados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codigo del abogad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egRestriccio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lista_registraduria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egArchivo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4" office:value-type="string" table:number-columns-spanned="3" table:number-rows-spanned="1">
            <text:p>Nombre del archivo de registraduría</text:p>
          </table:table-cell>
          <table:covered-table-cell table:number-columns-repeated="2" table:style-name="ce4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eg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roAntecedentes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lista_procuraduria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roInicio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4" office:value-type="string" table:number-columns-spanned="3" table:number-rows-spanned="1">
            <text:p>Fecha Inicial Antecedentes Procuraduría</text:p>
          </table:table-cell>
          <table:covered-table-cell table:number-columns-repeated="2" table:style-name="ce4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roFinal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roDeuda</text:p>
          </table:table-cell>
          <table:table-cell table:style-name="ce4" office:value-type="string" table:number-columns-spanned="2" table:number-rows-spanned="1">
            <text:p>int(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roArchivo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ro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ntAntecedentes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ntArchivo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4" office:value-type="string" table:number-columns-spanned="3" table:number-rows-spanned="1">
            <text:p>Nombre asignado al Antecedente de Contraloría</text:p>
          </table:table-cell>
          <table:covered-table-cell table:number-columns-repeated="2" table:style-name="ce4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nt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olPendientes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olArchivo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4" office:value-type="string" table:number-columns-spanned="3" table:number-rows-spanned="1">
            <text:p>Nombre del Archivo de Antecedentes de Policia</text:p>
          </table:table-cell>
          <table:covered-table-cell table:number-columns-repeated="2" table:style-name="ce4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ol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ianCuenta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lista_dia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ianPago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ianArchivo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4" office:value-type="string" table:number-columns-spanned="3" table:number-rows-spanned="1">
            <text:p>Nombre del Archivo Generado por el Antecedente DIAN</text:p>
          </table:table-cell>
          <table:covered-table-cell table:number-columns-repeated="2" table:style-name="ce4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ian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sjAntecedentes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lista_csj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sjTp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sjIni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sjFin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sjArticulo</text:p>
          </table:table-cell>
          <table:table-cell table:style-name="ce4" office:value-type="string" table:number-columns-spanned="2" table:number-rows-spanned="1">
            <text:p>varchar(4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sjArchivo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sj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irnaVigencia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irnArchivo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irna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dula</text:p>
          </table:table-cell>
          <table:table-cell table:style-name="ce4" office:value-type="string" table:number-columns-spanned="2" table:number-rows-spanned="1">
            <text:p>int(18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Expedicion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juridic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juridicos </text:p>
          </table:table-cell>
          <table:covered-table-cell table:number-columns-repeated="2" table:style-name="ce11"/>
          <table:table-cell table:style-name="ce4" office:value-type="string" table:number-columns-spanned="3" table:number-rows-spanned="1">
            <text:p>abogado que realizo la consulta de antecedentes relacion tabla juridico</text:p>
          </table:table-cell>
          <table:covered-table-cell table:number-columns-repeated="2" table:style-name="ce4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4" table:number-columns-spanned="15" table:number-rows-spanned="1"/>
          <table:covered-table-cell table:number-columns-repeated="14" table:style-name="ce4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8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antecedentesben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4" office:value-type="string" table:number-columns-spanned="15" table:number-rows-spanned="1">
            <text:p>Comentarios de la tabla: Registro de antecedentes de beneficiarios registrados</text:p>
          </table:table-cell>
          <table:covered-table-cell table:number-columns-repeated="14" table:style-name="ce4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dBe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office:value-type="string" table:number-columns-spanned="3" table:number-rows-spanned="1">
            <text:p>beneficiarios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codigo del beneficiari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egRestriccio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lista_registraduria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egArchivo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4" office:value-type="string" table:number-columns-spanned="3" table:number-rows-spanned="1">
            <text:p>Nombre del archivo Antecedentes de Registraduría</text:p>
          </table:table-cell>
          <table:covered-table-cell table:number-columns-repeated="2" table:style-name="ce4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eg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roAntecedentes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lista_procuraduria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roInicio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roFinal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roDeuda</text:p>
          </table:table-cell>
          <table:table-cell table:style-name="ce4" office:value-type="string" table:number-columns-spanned="2" table:number-rows-spanned="1">
            <text:p>int(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roArchivo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4" office:value-type="string" table:number-columns-spanned="3" table:number-rows-spanned="1">
            <text:p>Nombre del Archivo de Antecedentes de Procuraduría</text:p>
          </table:table-cell>
          <table:covered-table-cell table:number-columns-repeated="2" table:style-name="ce4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ro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ntAntecedentes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ntArchivo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4" office:value-type="string" table:number-columns-spanned="3" table:number-rows-spanned="1">
            <text:p>Nombre del Archivo de Antecedentes Contaduría</text:p>
          </table:table-cell>
          <table:covered-table-cell table:number-columns-repeated="2" table:style-name="ce4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nt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olPendientes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olArchivo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4" office:value-type="string" table:number-columns-spanned="3" table:number-rows-spanned="1">
            <text:p>Nombre del Archivo de Antecedentes de Policia</text:p>
          </table:table-cell>
          <table:covered-table-cell table:number-columns-repeated="2" table:style-name="ce4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ol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listReportad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listArchivo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list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ianCuenta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lista_dia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ianPago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4" office:value-type="string" table:number-columns-spanned="3" table:number-rows-spanned="1">
            <text:p>Valor Pago DIAN</text:p>
          </table:table-cell>
          <table:covered-table-cell table:number-columns-repeated="2" table:style-name="ce4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ianArchivo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ian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juridic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juridicos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_expedicion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dula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8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apoderado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Registro de representantes de las sentencia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nombres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pellidos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dula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iudadExp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municipio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ciudad de expedición de cédul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ireccion</text:p>
          </table:table-cell>
          <table:table-cell table:style-name="ce4" office:value-type="string" table:number-columns-spanned="2" table:number-rows-spanned="1">
            <text:p>varchar(154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lular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rre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egistr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Nacimiento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Expedicion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gener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office:value-type="string" table:number-columns-spanned="3" table:number-rows-spanned="1">
            <text:p>genero</text:p>
          </table:table-cell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ciudadExp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iudadExp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argumento_libertad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rgumento</text:p>
          </table:table-cell>
          <table:table-cell table:style-name="ce4" office:value-type="string" table:number-columns-spanned="2" table:number-rows-spanned="1">
            <text:p>varchar(2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stado</text:p>
          </table:table-cell>
          <table:table-cell table:style-name="ce4" office:value-type="string" table:number-columns-spanned="2" table:number-rows-spanned="1">
            <text:p>varchar(3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8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artregimen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Lista de artículos requeridos dentro de los regímene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egimen</text:p>
          </table:table-cell>
          <table:table-cell table:style-name="ce4" office:value-type="string" table:number-columns-spanned="2" table:number-rows-spanned="1">
            <text:p>varchar(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rticulo</text:p>
          </table:table-cell>
          <table:table-cell table:style-name="ce4" office:value-type="string" table:number-columns-spanned="2" table:number-rows-spanned="1">
            <text:p>varchar(1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8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asesores_db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Registro de datos de los asesore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_asesor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nombre</text:p>
          </table:table-cell>
          <table:table-cell table:style-name="ce4" office:value-type="string" table:number-columns-spanned="2" table:number-rows-spanned="1">
            <text:p>varchar(2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pellido</text:p>
          </table:table-cell>
          <table:table-cell table:style-name="ce4" office:value-type="string" table:number-columns-spanned="2" table:number-rows-spanned="1">
            <text:p>varchar(2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ireccion</text:p>
          </table:table-cell>
          <table:table-cell table:style-name="ce4" office:value-type="string" table:number-columns-spanned="2" table:number-rows-spanned="1">
            <text:p>varchar(154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iudad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municipio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ireccion2</text:p>
          </table:table-cell>
          <table:table-cell table:style-name="ce4" office:value-type="string" table:number-columns-spanned="2" table:number-rows-spanned="1">
            <text:p>varchar(154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iudad2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municipio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lular</text:p>
          </table:table-cell>
          <table:table-cell table:style-name="ce4" office:value-type="string" table:number-columns-spanned="2" table:number-rows-spanned="1">
            <text:p>varchar(1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mail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correo del asesor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_asesor</text:p>
          </table:table-cell>
          <table:table-cell table:style-name="ce4" office:value-type="string" table:number-columns-spanned="2" table:number-rows-spanned="1">
            <text:p>varchar(1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Teléfono de contact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misio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comisiones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dula</text:p>
          </table:table-cell>
          <table:table-cell table:style-name="ce4" office:value-type="string" table:number-columns-spanned="2" table:number-rows-spanned="1">
            <text:p>varchar(1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_cedula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copia de cédula del asesor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_s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fecha salid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erfil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perfilasesor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Nacimiento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Expedicion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iudadExpedicio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municipio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gener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office:value-type="string" table:number-columns-spanned="3" table:number-rows-spanned="1">
            <text:p>genero</text:p>
          </table:table-cell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_asesor</text:p>
          </table:table-cell>
          <table:table-cell table:style-name="ce4" office:value-type="float" office:value="65" table:number-columns-spanned="2" table:number-rows-spanned="1">
            <text:p>65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8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beneficiarios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Registro de datos de los beneficiario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ocumentoId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ipoId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t_identificaciones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nombre</text:p>
          </table:table-cell>
          <table:table-cell table:style-name="ce4" office:value-type="string" table:number-columns-spanned="2" table:number-rows-spanned="1">
            <text:p>varchar(3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pellido</text:p>
          </table:table-cell>
          <table:table-cell table:style-name="ce4" office:value-type="string" table:number-columns-spanned="2" table:number-rows-spanned="1">
            <text:p>varchar(3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_nacimiento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dad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mayor_menor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mayor_menor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nsanguinidad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consanguinidad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allecid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dente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dAbogad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b_abogados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codigo del abogad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pia_id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copia de documento de identidad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iudadExp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municipio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ciudad de expedición de cédul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irec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lular</text:p>
          </table:table-cell>
          <table:table-cell table:style-name="ce4" office:value-type="string" table:number-columns-spanned="2" table:number-rows-spanned="1">
            <text:p>int(18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rreo</text:p>
          </table:table-cell>
          <table:table-cell table:style-name="ce4" office:value-type="string" table:number-columns-spanned="2" table:number-rows-spanned="1">
            <text:p>varchar(6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poderad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apoderado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gener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office:value-type="string" table:number-columns-spanned="3" table:number-rows-spanned="1">
            <text:p>genero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_expedicion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dReg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reg_sentencia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codigo de registro de sentenci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iudad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office:value-type="string" table:number-columns-spanned="3" table:number-rows-spanned="1">
            <text:p>municipio</text:p>
          </table:table-cell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tipoId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tipoId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mayor_menor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mayor_menor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consanguinidad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nsanguinidad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fallecido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fallecid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cedente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edente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ciudadExp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iudadExp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apoderado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apoderad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8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categoria_calendario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Lista de los diferentes tipos de categorias que maneja la agenda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ategoria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lor</text:p>
          </table:table-cell>
          <table:table-cell table:style-name="ce4" office:value-type="string" table:number-columns-spanned="2" table:number-rows-spanned="1">
            <text:p>varchar(1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epartament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confival_departamentos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ias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30" table:number-columns-spanned="2" table:number-rows-spanned="1">
            <text:p>3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cca_cpaca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Registro de Regímene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egimen</text:p>
          </table:table-cell>
          <table:table-cell table:style-name="ce4" office:value-type="string" table:number-columns-spanned="2" table:number-rows-spanned="1">
            <text:p>varchar(6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interes</text:p>
          </table:table-cell>
          <table:table-cell table:style-name="ce4" office:value-type="string" table:number-columns-spanned="2" table:number-rows-spanned="1">
            <text:p>float(6,2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laz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3" table:number-columns-spanned="2" table:number-rows-spanned="1">
            <text:p>3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check_list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8" office:value-type="string" table:number-columns-spanned="15" table:number-rows-spanned="1">
            <text:p>Comentarios de la tabla: Indicador de documentos registrados dentro de los repositorios</text:p>
          </table:table-cell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dReg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reg_sentencia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codigo de registro de sentenci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uentaCobr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jecutoria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Copias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vPoderes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Iniciales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Poder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usPoderes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rimeraInstancia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egundaInstancia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ucesio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nciliacio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utoAprueba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utoModifica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utoConfirma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utoAclara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evisionJuridica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oderRecibir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visitaInsitu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lcanceCesio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urnoPag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instruccionGir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rtificacionBc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liquidacio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otorgamientoPoder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oderRevisar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oderDia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oderCesio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cuerdoContrat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ysHonorarios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ysContrat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ysCadena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sionNot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esarchive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sionCadena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egArchivo_Abd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roArchivo_Abd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olArchivo_Abd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listArchivo_Abd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ianArchivo_Abd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sjArchivo_Abd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irnaArchivo_Abd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egArchivo_be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roArchivo_be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ntArchivo_be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olArchivo_be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listArchivo_be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ianArchivo_be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piaCc_abd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piaTp_abd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piaId_be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broObservacion</text:p>
          </table:table-cell>
          <table:table-cell table:style-name="ce4" office:value-type="string" table:number-columns-spanned="2" table:number-rows-spanned="1">
            <text:p>varchar(1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observación de cuenta de cobr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jecutoriaObservacion</text:p>
          </table:table-cell>
          <table:table-cell table:style-name="ce4" office:value-type="string" table:number-columns-spanned="2" table:number-rows-spanned="1">
            <text:p>varchar(1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copiasObservacion</text:p>
          </table:table-cell>
          <table:table-cell table:style-name="ce4" office:value-type="string" table:number-columns-spanned="2" table:number-rows-spanned="1">
            <text:p>varchar(1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observación de primeras copias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vPoderesObservacion</text:p>
          </table:table-cell>
          <table:table-cell table:style-name="ce4" office:value-type="string" table:number-columns-spanned="2" table:number-rows-spanned="1">
            <text:p>varchar(1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observación de vigencia de poderes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InicialesObservacion</text:p>
          </table:table-cell>
          <table:table-cell table:style-name="ce4" office:value-type="string" table:number-columns-spanned="2" table:number-rows-spanned="1">
            <text:p>varchar(1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observación de poderes iniciales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PoderObservacion</text:p>
          </table:table-cell>
          <table:table-cell table:style-name="ce4" office:value-type="string" table:number-columns-spanned="2" table:number-rows-spanned="1">
            <text:p>varchar(1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observación de ratificación de poder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usPoderesObservacion</text:p>
          </table:table-cell>
          <table:table-cell table:style-name="ce4" office:value-type="string" table:number-columns-spanned="2" table:number-rows-spanned="1">
            <text:p>varchar(1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observación de sustitución de poder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rimeraObservacion</text:p>
          </table:table-cell>
          <table:table-cell table:style-name="ce4" office:value-type="string" table:number-columns-spanned="2" table:number-rows-spanned="1">
            <text:p>varchar(1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observación primera instanci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egundaObservacion</text:p>
          </table:table-cell>
          <table:table-cell table:style-name="ce4" office:value-type="string" table:number-columns-spanned="2" table:number-rows-spanned="1">
            <text:p>varchar(1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observación segunda instanci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ucesionObservacion</text:p>
          </table:table-cell>
          <table:table-cell table:style-name="ce4" office:value-type="string" table:number-columns-spanned="2" table:number-rows-spanned="1">
            <text:p>varchar(1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observación de sucesión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nciliacionObservacion</text:p>
          </table:table-cell>
          <table:table-cell table:style-name="ce4" office:value-type="string" table:number-columns-spanned="2" table:number-rows-spanned="1">
            <text:p>varchar(1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observación de conciliación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robatorioObservacion</text:p>
          </table:table-cell>
          <table:table-cell table:style-name="ce4" office:value-type="string" table:number-columns-spanned="2" table:number-rows-spanned="1">
            <text:p>varchar(1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observación de auto que aprueb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modificaObservacion</text:p>
          </table:table-cell>
          <table:table-cell table:style-name="ce4" office:value-type="string" table:number-columns-spanned="2" table:number-rows-spanned="1">
            <text:p>varchar(1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observación de auto que modific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nfirmaObservacion</text:p>
          </table:table-cell>
          <table:table-cell table:style-name="ce4" office:value-type="string" table:number-columns-spanned="2" table:number-rows-spanned="1">
            <text:p>varchar(1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observación de auto que confirm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claraObservacion</text:p>
          </table:table-cell>
          <table:table-cell table:style-name="ce4" office:value-type="string" table:number-columns-spanned="2" table:number-rows-spanned="1">
            <text:p>varchar(1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observación de auto que aclar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oderRecibirObservacion</text:p>
          </table:table-cell>
          <table:table-cell table:style-name="ce4" office:value-type="string" table:number-columns-spanned="2" table:number-rows-spanned="1">
            <text:p>varchar(1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evisarObservacion</text:p>
          </table:table-cell>
          <table:table-cell table:style-name="ce4" office:value-type="string" table:number-columns-spanned="2" table:number-rows-spanned="1">
            <text:p>varchar(1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observación de poder para revisar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odDianObservacion</text:p>
          </table:table-cell>
          <table:table-cell table:style-name="ce4" office:value-type="string" table:number-columns-spanned="2" table:number-rows-spanned="1">
            <text:p>varchar(1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observación poder DIAN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odCesionObservacion</text:p>
          </table:table-cell>
          <table:table-cell table:style-name="ce4" office:value-type="string" table:number-columns-spanned="2" table:number-rows-spanned="1">
            <text:p>varchar(1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observación de poder cesión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cuerdoCtoObservacion</text:p>
          </table:table-cell>
          <table:table-cell table:style-name="ce4" office:value-type="string" table:number-columns-spanned="2" table:number-rows-spanned="1">
            <text:p>varchar(1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observación de acuerdo de contrat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honorariosPysObservacion</text:p>
          </table:table-cell>
          <table:table-cell table:style-name="ce4" office:value-type="string" table:number-columns-spanned="2" table:number-rows-spanned="1">
            <text:p>varchar(1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observación de paz y salvo honorarios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ntratoPysObservacion</text:p>
          </table:table-cell>
          <table:table-cell table:style-name="ce4" office:value-type="string" table:number-columns-spanned="2" table:number-rows-spanned="1">
            <text:p>varchar(1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observación de paz y salvo contrat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sionCtoObservacion</text:p>
          </table:table-cell>
          <table:table-cell table:style-name="ce4" office:value-type="string" table:number-columns-spanned="2" table:number-rows-spanned="1">
            <text:p>varchar(1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observación de contrato de cesión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adenaPysObservacion</text:p>
          </table:table-cell>
          <table:table-cell table:style-name="ce4" office:value-type="string" table:number-columns-spanned="2" table:number-rows-spanned="1">
            <text:p>varchar(1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observación de paz y salvo caden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sionNotObservacion</text:p>
          </table:table-cell>
          <table:table-cell table:style-name="ce4" office:value-type="string" table:number-columns-spanned="2" table:number-rows-spanned="1">
            <text:p>varchar(1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observación de notificación de cesión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esarchiveIbservacion</text:p>
          </table:table-cell>
          <table:table-cell table:style-name="ce4" office:value-type="string" table:number-columns-spanned="2" table:number-rows-spanned="1">
            <text:p>varchar(1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observación desarchive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sionCadenaObservacion</text:p>
          </table:table-cell>
          <table:table-cell table:style-name="ce4" office:value-type="string" table:number-columns-spanned="2" table:number-rows-spanned="1">
            <text:p>varchar(1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4" table:number-columns-spanned="2" table:number-rows-spanned="1">
            <text:p>4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codReg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Reg</text:p>
          </table:table-cell>
          <table:table-cell table:style-name="ce4" office:value-type="float" office:value="4" table:number-columns-spanned="2" table:number-rows-spanned="1">
            <text:p>4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8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ciiu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8" office:value-type="string" table:number-columns-spanned="15" table:number-rows-spanned="1">
            <text:p>Comentarios de la tabla: Registro de clasificaciones de actividades económicas</text:p>
          </table:table-cell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eccion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tipo de actividad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ivision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departamento asignado dentro de la actividad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grup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grupo asignado dentro del áre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lase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subgrupo asignado dentro del áre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escripcion</text:p>
          </table:table-cell>
          <table:table-cell table:style-name="ce4" office:value-type="string" table:number-columns-spanned="2" table:number-rows-spanned="1">
            <text:p>varchar(2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846" table:number-columns-spanned="2" table:number-rows-spanned="1">
            <text:p>846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comisiones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8" office:value-type="string" table:number-columns-spanned="15" table:number-rows-spanned="1">
            <text:p>Comentarios de la tabla: Registro de porcentajes definidos por diferentes tipos de aportantes</text:p>
          </table:table-cell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ipo</text:p>
          </table:table-cell>
          <table:table-cell table:style-name="ce4" office:value-type="string" table:number-columns-spanned="2" table:number-rows-spanned="1">
            <text:p>varchar(1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escripcion</text:p>
          </table:table-cell>
          <table:table-cell table:style-name="ce4" office:value-type="string" table:number-columns-spanned="2" table:number-rows-spanned="1">
            <text:p>varchar(2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valor</text:p>
          </table:table-cell>
          <table:table-cell table:style-name="ce4" office:value-type="string" table:number-columns-spanned="2" table:number-rows-spanned="1">
            <text:p>float(6,2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9" table:number-columns-spanned="2" table:number-rows-spanned="1">
            <text:p>9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8" table:number-columns-spanned="15" table:number-rows-spanned="1"/>
          <table:covered-table-cell table:number-columns-repeated="14" table:style-name="ce8"/>
          <table:table-cell table:style-name="ce15" table:number-columns-repeated="1009"/>
        </table:table-row>
        <table:table-row table:style-name="ro3">
          <table:table-cell table:style-name="ce1" office:value-type="string" table:number-columns-spanned="15" table:number-rows-spanned="1">
            <text:p>comunicaciones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rchivo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table:number-columns-spanned="3" table:number-rows-spanned="1"/>
          <table:covered-table-cell table:number-columns-repeated="2" table:style-name="ce13"/>
          <table:table-cell table:style-name="ce11" office:value-type="string" table:number-columns-spanned="3" table:number-rows-spanned="1">
            <text:p>nombre del archivo generado</text:p>
          </table:table-cell>
          <table:covered-table-cell table:number-columns-repeated="2" table:style-name="ce11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8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confival_departamentos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Registro de departamentos creados en confival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epartamento</text:p>
          </table:table-cell>
          <table:table-cell table:style-name="ce4" office:value-type="string" table:number-columns-spanned="2" table:number-rows-spanned="1">
            <text:p>varchar(25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grup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4" table:number-columns-spanned="2" table:number-rows-spanned="1">
            <text:p>4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8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consanguinidad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Registro de parentescos y tipo de prioridad con la victima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beneficiario</text:p>
          </table:table-cell>
          <table:table-cell table:style-name="ce4" office:value-type="string" table:number-columns-spanned="2" table:number-rows-spanned="1">
            <text:p>varchar(25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parentesc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nivel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1" office:value-type="string" table:number-columns-spanned="3" table:number-rows-spanned="1">
            <text:p>grado de prioridad</text:p>
          </table:table-cell>
          <table:covered-table-cell table:number-columns-repeated="2" table:style-name="ce11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15" table:number-columns-spanned="2" table:number-rows-spanned="1">
            <text:p>15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constancia_secretarial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Registro de constancias requeridas por los tribunale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Ejecutoria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_consSecretarial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fecha constancia secretarial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vigenciaPoderes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mitid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juzgados_tribunales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rimerasCopias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dReg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office:value-type="string" table:number-columns-spanned="3" table:number-rows-spanned="1">
            <text:p>reg_sentencia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codigo de registro de sentenci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observaciones</text:p>
          </table:table-cell>
          <table:table-cell table:style-name="ce4" office:value-type="string" table:number-columns-spanned="2" table:number-rows-spanned="1">
            <text:p>longtext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juridic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office:value-type="string" table:number-columns-spanned="3" table:number-rows-spanned="1">
            <text:p>juridicos </text:p>
          </table:table-cell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conyugue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8" office:value-type="string" table:number-columns-spanned="15" table:number-rows-spanned="1">
            <text:p>Comentarios de la tabla: Registro de datos de la pareja del beneficiario</text:p>
          </table:table-cell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dBe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office:value-type="string" table:number-columns-spanned="3" table:number-rows-spanned="1">
            <text:p>beneficiarios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codigo del beneficiari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nombres</text:p>
          </table:table-cell>
          <table:table-cell table:style-name="ce4" office:value-type="string" table:number-columns-spanned="2" table:number-rows-spanned="1">
            <text:p>varchar(6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pellidos</text:p>
          </table:table-cell>
          <table:table-cell table:style-name="ce4" office:value-type="string" table:number-columns-spanned="2" table:number-rows-spanned="1">
            <text:p>varchar(6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ipo_identificacio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office:value-type="string" table:number-columns-spanned="3" table:number-rows-spanned="1">
            <text:p>t_identificaciones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identificacio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ireccion</text:p>
          </table:table-cell>
          <table:table-cell table:style-name="ce4" office:value-type="string" table:number-columns-spanned="2" table:number-rows-spanned="1">
            <text:p>varchar(155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elefon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lular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ipo_ocupacio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mpresa_actividad</text:p>
          </table:table-cell>
          <table:table-cell table:style-name="ce4" office:value-type="string" table:number-columns-spanned="2" table:number-rows-spanned="1">
            <text:p>int(1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gener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office:value-type="string" table:number-columns-spanned="3" table:number-rows-spanned="1">
            <text:p>genero</text:p>
          </table:table-cell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8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8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dano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Registro de agresiones identificadas contra la victima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ano</text:p>
          </table:table-cell>
          <table:table-cell table:style-name="ce4" office:value-type="string" table:number-columns-spanned="2" table:number-rows-spanned="1">
            <text:p>varchar(4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5" table:number-columns-spanned="2" table:number-rows-spanned="1">
            <text:p>5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8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db_abogados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Registro de datos de los abogado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nombres</text:p>
          </table:table-cell>
          <table:table-cell table:style-name="ce4" office:value-type="string" table:number-columns-spanned="2" table:number-rows-spanned="1">
            <text:p>varchar(5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pellidos</text:p>
          </table:table-cell>
          <table:table-cell table:style-name="ce4" office:value-type="string" table:number-columns-spanned="2" table:number-rows-spanned="1">
            <text:p>varchar(4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dula</text:p>
          </table:table-cell>
          <table:table-cell table:style-name="ce4" office:value-type="string" table:number-columns-spanned="2" table:number-rows-spanned="1">
            <text:p>int(18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arjeta_p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tarjeta profesional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_nacimiento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ireccion</text:p>
          </table:table-cell>
          <table:table-cell table:style-name="ce4" office:value-type="string" table:number-columns-spanned="2" table:number-rows-spanned="1">
            <text:p>varchar(154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iudad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municipio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iudadNombre</text:p>
          </table:table-cell>
          <table:table-cell table:style-name="ce4" office:value-type="string" table:number-columns-spanned="2" table:number-rows-spanned="1">
            <text:p>varchar(27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municipio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epartamento</text:p>
          </table:table-cell>
          <table:table-cell table:style-name="ce4" office:value-type="string" table:number-columns-spanned="2" table:number-rows-spanned="1">
            <text:p>varchar(18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municipio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ireccion2</text:p>
          </table:table-cell>
          <table:table-cell table:style-name="ce4" office:value-type="string" table:number-columns-spanned="2" table:number-rows-spanned="1">
            <text:p>varchar(154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iudad2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municipio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erfil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perfil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mpresa</text:p>
          </table:table-cell>
          <table:table-cell table:style-name="ce4" office:value-type="string" table:number-columns-spanned="2" table:number-rows-spanned="1">
            <text:p>varchar(56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lular2</text:p>
          </table:table-cell>
          <table:table-cell table:style-name="ce4" office:value-type="string" table:number-columns-spanned="2" table:number-rows-spanned="1">
            <text:p>varchar(1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lular1</text:p>
          </table:table-cell>
          <table:table-cell table:style-name="ce4" office:value-type="string" table:number-columns-spanned="2" table:number-rows-spanned="1">
            <text:p>varchar(1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lular</text:p>
          </table:table-cell>
          <table:table-cell table:style-name="ce4" office:value-type="string" table:number-columns-spanned="2" table:number-rows-spanned="1">
            <text:p>varchar(1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ijo2</text:p>
          </table:table-cell>
          <table:table-cell table:style-name="ce4" office:value-type="string" table:number-columns-spanned="2" table:number-rows-spanned="1">
            <text:p>varchar(1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ijo1</text:p>
          </table:table-cell>
          <table:table-cell table:style-name="ce4" office:value-type="string" table:number-columns-spanned="2" table:number-rows-spanned="1">
            <text:p>varchar(1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ijo</text:p>
          </table:table-cell>
          <table:table-cell table:style-name="ce4" office:value-type="string" table:number-columns-spanned="2" table:number-rows-spanned="1">
            <text:p>varchar(1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ax</text:p>
          </table:table-cell>
          <table:table-cell table:style-name="ce4" office:value-type="string" table:number-columns-spanned="2" table:number-rows-spanned="1">
            <text:p>varchar(1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_mail1</text:p>
          </table:table-cell>
          <table:table-cell table:style-name="ce4" office:value-type="string" table:number-columns-spanned="2" table:number-rows-spanned="1">
            <text:p>varchar(67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_mail2</text:p>
          </table:table-cell>
          <table:table-cell table:style-name="ce4" office:value-type="string" table:number-columns-spanned="2" table:number-rows-spanned="1">
            <text:p>varchar(67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ntact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origen_contacto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_actualizacion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ctualizacio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asesores_db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observaciones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piaCc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copia de cédula del abogad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piaTp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copia de tarjeta profesional del abogad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Expedicion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iudadExpedicio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municipio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gener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office:value-type="string" table:number-columns-spanned="3" table:number-rows-spanned="1">
            <text:p>genero</text:p>
          </table:table-cell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8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2323" table:number-columns-spanned="2" table:number-rows-spanned="1">
            <text:p>2323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style-name="ce15" table:number-columns-repeated="1009"/>
        </table:table-row>
        <table:table-row table:style-name="ro3">
          <table:table-cell table:style-name="ce1" office:value-type="string" table:number-columns-spanned="15" table:number-rows-spanned="1">
            <text:p>desembolso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Repositorio de documentos de desembolso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dReg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office:value-type="string" table:number-columns-spanned="3" table:number-rows-spanned="1">
            <text:p>reg_sentencia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codigo de registro de sentenci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visitaInstitu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fecha visita insitu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visita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Nombre del archivo generado por la visita insitu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visitaEmitid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Nombre del encargado de emitir la visita insitu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visita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lcanceCesion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fecha alcance de cesión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lcanceCesion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lcanceCesionEmitid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lcanceCesion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ceptacionCesion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cept_cesion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Nombre del archivo generado por la aceptación de cesión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cept_cesionEmitid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cept_cesion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urnoPago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noTurno</text:p>
          </table:table-cell>
          <table:table-cell table:style-name="ce4" office:value-type="string" table:number-columns-spanned="2" table:number-rows-spanned="1">
            <text:p>varchar(3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Número del turno de pag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urnoArchivo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urnoArchivoEmitid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urnoArchivo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instruccion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instrucGiro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Nombre del archivo generado por la instrucción de gir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instrucGiroEmitid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instrucGiro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rtificacionBco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bcoCertificacion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Nombre del archivo generado por la certificación bancari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bcoCertificacionEmitid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bcoCertificacion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liquidacionFin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liquidacion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liquidacionEmitid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liquidacion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Otorgamiento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fecha de otorgamiento de poder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otorgamientoPoder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otorgamientoPoderEmitid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otorgamientoPoder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8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519" table:number-columns-spanned="2" table:number-rows-spanned="1">
            <text:p>519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8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desicion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8" office:value-type="string" table:number-columns-spanned="15" table:number-rows-spanned="1">
            <text:p>Comentarios de la tabla: Indicador de opciones</text:p>
          </table:table-cell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esicion</text:p>
          </table:table-cell>
          <table:table-cell table:style-name="ce4" office:value-type="string" table:number-columns-spanned="2" table:number-rows-spanned="1">
            <text:p>varchar(2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2" table:number-columns-spanned="2" table:number-rows-spanned="1">
            <text:p>2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8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documentoscesion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Repositorio de documentos de cesión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dReg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office:value-type="string" table:number-columns-spanned="3" table:number-rows-spanned="1">
            <text:p>reg_sentencia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codigo de registro de sentenci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odRevisar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fecha de poder para revisar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evisar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nombre del archivo generado por el poder de revisar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evisarEmitid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nombre del encargado de emitir el poder de revisar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evisar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oderDian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odDian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nombre del archivo generado por el poder DIAN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odDianEmitid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odDian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oderCesion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odCesion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nombre del archivo generado por el poder de cesión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odCesionEmitid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odCesion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toAcuerdo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fecha del acuerdo de contrat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cuerdoCto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nombre del archivo generado por el acuerdo de contrat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cuerdoCtoEmitid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cuerdoCto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ysHonorarios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fecha paz y salvo honorarios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honorariosPys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nombre del archivo generado por paz y salvo honorarios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honorariosPysEmitid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honorariosPys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ysContrato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fecha paz y salvo contrat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ntratoPys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nombre del archivo generado por paz y salvo contrat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ntratoPysEmitid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ntratoPys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toCesion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fecha contrato de cesión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sionCto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nombre del archivo generado por contrato de cesión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sionCtoEmitid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sionCto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ysCadena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fecha paz y salvo caden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adenaPys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nombre del archivo generado por paz y salvo caden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adenaPysEmitid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adenaPys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notCesion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fecha notificación cesión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sionNot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nombre del archivo generado por notificación cesión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sionNotEmitid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sionNot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esarchive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esarchive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esarchiveEmitid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esarchiveI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CesionCadena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sionCadena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sionCadenaEmitid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sionCadena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8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518" table:number-columns-spanned="2" table:number-rows-spanned="1">
            <text:p>518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dtf90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8" office:value-type="string" table:number-columns-spanned="15" table:number-rows-spanned="1">
            <text:p>Comentarios de la tabla: </text:p>
          </table:table-cell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ñoMes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dt90</text:p>
          </table:table-cell>
          <table:table-cell table:style-name="ce4" office:value-type="string" table:number-columns-spanned="2" table:number-rows-spanned="1">
            <text:p>decimal(10,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463" table:number-columns-spanned="2" table:number-rows-spanned="1">
            <text:p>463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8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entidad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Registro de entidades públicas del estado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ntidad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nit_entidad</text:p>
          </table:table-cell>
          <table:table-cell table:style-name="ce4" office:value-type="string" table:number-columns-spanned="2" table:number-rows-spanned="1">
            <text:p>varchar(1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22" table:number-columns-spanned="2" table:number-rows-spanned="1">
            <text:p>22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entidadcondenada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8" office:value-type="string" table:number-columns-spanned="15" table:number-rows-spanned="1">
            <text:p>Comentarios de la tabla: Registro de entidades acusadas por las víctimas</text:p>
          </table:table-cell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ntidadCondenada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entidad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all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sentencia_concilia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ipoFall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tipofallo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Cuenta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Turno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Asignacion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Requisitos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noTurno</text:p>
          </table:table-cell>
          <table:table-cell table:style-name="ce4" office:value-type="string" table:number-columns-spanned="2" table:number-rows-spanned="1">
            <text:p>varchar(4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ctor</text:p>
          </table:table-cell>
          <table:table-cell table:style-name="ce4" office:value-type="string" table:number-columns-spanned="2" table:number-rows-spanned="1">
            <text:p>varchar(7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nombre cas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ntidades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eclaracio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mentariosdeclara</text:p>
          </table:table-cell>
          <table:table-cell table:style-name="ce4" office:value-type="string" table:number-columns-spanned="2" table:number-rows-spanned="1">
            <text:p>varchar(7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comentarios declaración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piaBe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mentariocopiaBen</text:p>
          </table:table-cell>
          <table:table-cell table:style-name="ce4" office:value-type="string" table:number-columns-spanned="2" table:number-rows-spanned="1">
            <text:p>varchar(7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comentario copia de identificación beneficiari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piaAp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mentarioCopiaApo</text:p>
          </table:table-cell>
          <table:table-cell table:style-name="ce4" office:value-type="string" table:number-columns-spanned="2" table:number-rows-spanned="1">
            <text:p>varchar(7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comentario copia de identificación apoderad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Judiciales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mentariofJudiciales</text:p>
          </table:table-cell>
          <table:table-cell table:style-name="ce4" office:value-type="string" table:number-columns-spanned="2" table:number-rows-spanned="1">
            <text:p>varchar(7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riCopias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mentariospriCopias</text:p>
          </table:table-cell>
          <table:table-cell table:style-name="ce4" office:value-type="string" table:number-columns-spanned="2" table:number-rows-spanned="1">
            <text:p>varchar(7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comentario primeras copias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ejecutoria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mentariofechaejecutoria</text:p>
          </table:table-cell>
          <table:table-cell table:style-name="ce4" office:value-type="string" table:number-columns-spanned="2" table:number-rows-spanned="1">
            <text:p>varchar(7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vigPoderes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mentariovigPoderes</text:p>
          </table:table-cell>
          <table:table-cell table:style-name="ce4" office:value-type="string" table:number-columns-spanned="2" table:number-rows-spanned="1">
            <text:p>varchar(7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comentario vigencia de poderes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oderes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mentarioPoderes</text:p>
          </table:table-cell>
          <table:table-cell table:style-name="ce4" office:value-type="string" table:number-columns-spanned="2" table:number-rows-spanned="1">
            <text:p>varchar(7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emas_documentos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mentario_documentos</text:p>
          </table:table-cell>
          <table:table-cell table:style-name="ce4" office:value-type="string" table:number-columns-spanned="2" table:number-rows-spanned="1">
            <text:p>varchar(7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rbancaria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mentariocerbancaria</text:p>
          </table:table-cell>
          <table:table-cell table:style-name="ce4" office:value-type="string" table:number-columns-spanned="2" table:number-rows-spanned="1">
            <text:p>varchar(7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comentario certificación bancari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idBeneficiarios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mentarioidBeneficiarios</text:p>
          </table:table-cell>
          <table:table-cell table:style-name="ce4" office:value-type="string" table:number-columns-spanned="2" table:number-rows-spanned="1">
            <text:p>varchar(7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idApoderad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mentarioidApoderado</text:p>
          </table:table-cell>
          <table:table-cell table:style-name="ce4" office:value-type="string" table:number-columns-spanned="2" table:number-rows-spanned="1">
            <text:p>varchar(7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utBe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mentariorutBen</text:p>
          </table:table-cell>
          <table:table-cell table:style-name="ce4" office:value-type="string" table:number-columns-spanned="2" table:number-rows-spanned="1">
            <text:p>varchar(7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comentario rut beneficiari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utApoderad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esi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mentariorutApoderado</text:p>
          </table:table-cell>
          <table:table-cell table:style-name="ce4" office:value-type="string" table:number-columns-spanned="2" table:number-rows-spanned="1">
            <text:p>varchar(7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comentaio rut apoderad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mercial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asesores_db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hechos</text:p>
          </table:table-cell>
          <table:table-cell table:style-name="ce4" office:value-type="string" table:number-columns-spanned="2" table:number-rows-spanned="1">
            <text:p>longtext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egimen_intereses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cca_cpaca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rticulo_intereses</text:p>
          </table:table-cell>
          <table:table-cell table:style-name="ce4" office:value-type="string" table:number-columns-spanned="2" table:number-rows-spanned="1">
            <text:p>varchar(1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monto</text:p>
          </table:table-cell>
          <table:table-cell table:style-name="ce4" office:value-type="string" table:number-columns-spanned="2" table:number-rows-spanned="1">
            <text:p>decimal(14,2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monto_slm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poderad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b_abogados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ntacto_cliente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b_abogados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ocument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estadodocumentos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eferenciado_por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asesores_db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mision_externa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asesores_db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egimen_imputacio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regimen_imputa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itulo_imputacio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imputa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observaciones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nivel_dañ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ano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_ejecutoria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ip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1450" table:number-columns-spanned="2" table:number-rows-spanned="1">
            <text:p>145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declaracion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declaracion</text:p>
          </table:table-cell>
          <table:table-cell table:style-name="ce4" office:value-type="float" office:value="2" table:number-columns-spanned="2" table:number-rows-spanned="1">
            <text:p>2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copiaBen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piaBen</text:p>
          </table:table-cell>
          <table:table-cell table:style-name="ce4" office:value-type="float" office:value="2" table:number-columns-spanned="2" table:number-rows-spanned="1">
            <text:p>2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copiaApo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piaApo</text:p>
          </table:table-cell>
          <table:table-cell table:style-name="ce4" office:value-type="float" office:value="2" table:number-columns-spanned="2" table:number-rows-spanned="1">
            <text:p>2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fJudiciales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fJudiciales</text:p>
          </table:table-cell>
          <table:table-cell table:style-name="ce4" office:value-type="float" office:value="2" table:number-columns-spanned="2" table:number-rows-spanned="1">
            <text:p>2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Copias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priCopias</text:p>
          </table:table-cell>
          <table:table-cell table:style-name="ce4" office:value-type="float" office:value="2" table:number-columns-spanned="2" table:number-rows-spanned="1">
            <text:p>2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vigPoderes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vigPoderes</text:p>
          </table:table-cell>
          <table:table-cell table:style-name="ce4" office:value-type="float" office:value="2" table:number-columns-spanned="2" table:number-rows-spanned="1">
            <text:p>2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oderes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poderes</text:p>
          </table:table-cell>
          <table:table-cell table:style-name="ce4" office:value-type="float" office:value="2" table:number-columns-spanned="2" table:number-rows-spanned="1">
            <text:p>2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demas_documentos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demas_documentos</text:p>
          </table:table-cell>
          <table:table-cell table:style-name="ce4" office:value-type="float" office:value="2" table:number-columns-spanned="2" table:number-rows-spanned="1">
            <text:p>2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cerbancaria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erbancaria</text:p>
          </table:table-cell>
          <table:table-cell table:style-name="ce4" office:value-type="float" office:value="2" table:number-columns-spanned="2" table:number-rows-spanned="1">
            <text:p>2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idBeneficiarios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idBeneficiarios</text:p>
          </table:table-cell>
          <table:table-cell table:style-name="ce4" office:value-type="float" office:value="2" table:number-columns-spanned="2" table:number-rows-spanned="1">
            <text:p>2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idApoderado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idApoderado</text:p>
          </table:table-cell>
          <table:table-cell table:style-name="ce4" office:value-type="float" office:value="2" table:number-columns-spanned="2" table:number-rows-spanned="1">
            <text:p>2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rutBen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rutBen</text:p>
          </table:table-cell>
          <table:table-cell table:style-name="ce4" office:value-type="float" office:value="2" table:number-columns-spanned="2" table:number-rows-spanned="1">
            <text:p>2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rutApoderado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rutApoderado</text:p>
          </table:table-cell>
          <table:table-cell table:style-name="ce4" office:value-type="float" office:value="2" table:number-columns-spanned="2" table:number-rows-spanned="1">
            <text:p>2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tipoFallo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tipoFallo</text:p>
          </table:table-cell>
          <table:table-cell table:style-name="ce4" office:value-type="float" office:value="4" table:number-columns-spanned="2" table:number-rows-spanned="1">
            <text:p>4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fallo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fallo</text:p>
          </table:table-cell>
          <table:table-cell table:style-name="ce4" office:value-type="float" office:value="4" table:number-columns-spanned="2" table:number-rows-spanned="1">
            <text:p>4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entidadCondenada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entidadCondenada</text:p>
          </table:table-cell>
          <table:table-cell table:style-name="ce4" office:value-type="float" office:value="34" table:number-columns-spanned="2" table:number-rows-spanned="1">
            <text:p>34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documento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documento</text:p>
          </table:table-cell>
          <table:table-cell table:style-name="ce4" office:value-type="float" office:value="2" table:number-columns-spanned="2" table:number-rows-spanned="1">
            <text:p>2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Apoderado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Apoderado</text:p>
          </table:table-cell>
          <table:table-cell table:style-name="ce4" office:value-type="float" office:value="1450" table:number-columns-spanned="2" table:number-rows-spanned="1">
            <text:p>145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titulo_imputacion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titulo_imputacion</text:p>
          </table:table-cell>
          <table:table-cell table:style-name="ce4" office:value-type="float" office:value="2" table:number-columns-spanned="2" table:number-rows-spanned="1">
            <text:p>2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nivel_daño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nivel_daño</text:p>
          </table:table-cell>
          <table:table-cell table:style-name="ce4" office:value-type="float" office:value="2" table:number-columns-spanned="2" table:number-rows-spanned="1">
            <text:p>2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comercial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mercial</text:p>
          </table:table-cell>
          <table:table-cell table:style-name="ce4" office:value-type="float" office:value="16" table:number-columns-spanned="2" table:number-rows-spanned="1">
            <text:p>16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referenciado_por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referenciado_por</text:p>
          </table:table-cell>
          <table:table-cell table:style-name="ce4" office:value-type="float" office:value="2" table:number-columns-spanned="2" table:number-rows-spanned="1">
            <text:p>2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contacto_cliente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ntacto_cliente</text:p>
          </table:table-cell>
          <table:table-cell table:style-name="ce4" office:value-type="float" office:value="2" table:number-columns-spanned="2" table:number-rows-spanned="1">
            <text:p>2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regimen_imputacion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regimen_imputacion</text:p>
          </table:table-cell>
          <table:table-cell table:style-name="ce4" office:value-type="float" office:value="2" table:number-columns-spanned="2" table:number-rows-spanned="1">
            <text:p>2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regimen_intereses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regimen_intereses</text:p>
          </table:table-cell>
          <table:table-cell table:style-name="ce4" office:value-type="float" office:value="2" table:number-columns-spanned="2" table:number-rows-spanned="1">
            <text:p>2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fechaejecutoria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fechaejecutoria</text:p>
          </table:table-cell>
          <table:table-cell table:style-name="ce4" office:value-type="float" office:value="2" table:number-columns-spanned="2" table:number-rows-spanned="1">
            <text:p>2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comision_externa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mision_externa</text:p>
          </table:table-cell>
          <table:table-cell table:style-name="ce4" office:value-type="float" office:value="2" table:number-columns-spanned="2" table:number-rows-spanned="1">
            <text:p>2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estadodocumentos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Registro de medios por los que se entregaron los documento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stad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1" office:value-type="string" table:number-columns-spanned="3" table:number-rows-spanned="1">
            <text:p>estado de documentos</text:p>
          </table:table-cell>
          <table:covered-table-cell table:number-columns-repeated="2" table:style-name="ce11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3" table:number-columns-spanned="2" table:number-rows-spanned="1">
            <text:p>3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8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estadooperacion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8" office:value-type="string" table:number-columns-spanned="15" table:number-rows-spanned="1">
            <text:p>Comentarios de la tabla: Indicador de procesos presentados dentro de la operación</text:p>
          </table:table-cell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stado</text:p>
          </table:table-cell>
          <table:table-cell table:style-name="ce4" office:value-type="string" table:number-columns-spanned="2" table:number-rows-spanned="1">
            <text:p>varchar(3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8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estados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8" office:value-type="string" table:number-columns-spanned="15" table:number-rows-spanned="1">
            <text:p>Comentarios de la tabla: Registro de estados de los informes</text:p>
          </table:table-cell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_val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fecha valorizad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asa_p</text:p>
          </table:table-cell>
          <table:table-cell table:style-name="ce4" office:value-type="string" table:number-columns-spanned="2" table:number-rows-spanned="1">
            <text:p>float(3,2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tasa pactad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endimientos_val</text:p>
          </table:table-cell>
          <table:table-cell table:style-name="ce4" office:value-type="string" table:number-columns-spanned="2" table:number-rows-spanned="1">
            <text:p>decimal(15,2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rendimiento valorizad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nit_f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nit fideicomitente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operacion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8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8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estado_civil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8" office:value-type="string" table:number-columns-spanned="15" table:number-rows-spanned="1">
            <text:p>Comentarios de la tabla: Registros de condiciones de relación social</text:p>
          </table:table-cell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stado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1" office:value-type="string" table:number-columns-spanned="3" table:number-rows-spanned="1">
            <text:p>tipo de estado</text:p>
          </table:table-cell>
          <table:covered-table-cell table:number-columns-repeated="2" table:style-name="ce11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8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8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fecha_festivos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Registro de días hábiles y no hábiles de Confival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vn</text:p>
          </table:table-cell>
          <table:table-cell table:style-name="ce4" office:value-type="string" table:number-columns-spanned="2" table:number-rows-spanned="1">
            <text:p>int(2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table:number-columns-spanned="3" table:number-rows-spanned="1"/>
          <table:covered-table-cell table:number-columns-repeated="2" table:style-name="ce13"/>
          <table:table-cell table:style-name="ce11" office:value-type="string" table:number-columns-spanned="3" table:number-rows-spanned="1">
            <text:p>valor trabajable</text:p>
          </table:table-cell>
          <table:covered-table-cell table:number-columns-repeated="2" table:style-name="ce11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730" table:number-columns-spanned="2" table:number-rows-spanned="1">
            <text:p>73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8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genero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8" office:value-type="string" table:number-columns-spanned="15" table:number-rows-spanned="1">
            <text:p>Comentarios de la tabla: Indicador de género de usuarios</text:p>
          </table:table-cell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genero</text:p>
          </table:table-cell>
          <table:table-cell table:style-name="ce4" office:value-type="string" table:number-columns-spanned="2" table:number-rows-spanned="1">
            <text:p>varchar(2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breviatura</text:p>
          </table:table-cell>
          <table:table-cell table:style-name="ce4" office:value-type="string" table:number-columns-spanned="2" table:number-rows-spanned="1">
            <text:p>varchar(2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3" table:number-columns-spanned="2" table:number-rows-spanned="1">
            <text:p>3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iddesembolso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 table:number-columns-spanned="2" table:number-rows-spanned="1">
            <text:p>varchar(45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8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imputacion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8" office:value-type="string" table:number-columns-spanned="15" table:number-rows-spanned="1">
            <text:p>Comentarios de la tabla: Registro de acusaciones</text:p>
          </table:table-cell>
          <table:covered-table-cell table:number-columns-repeated="14" table:style-name="ce8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imputacion</text:p>
          </table:table-cell>
          <table:table-cell table:style-name="ce4" office:value-type="string" table:number-columns-spanned="2" table:number-rows-spanned="1">
            <text:p>varchar(6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egime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6" table:number-columns-spanned="2" table:number-rows-spanned="1">
            <text:p>6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inversores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Registro de datos de los inversionista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nombres</text:p>
          </table:table-cell>
          <table:table-cell table:style-name="ce4" office:value-type="string" table:number-columns-spanned="2" table:number-rows-spanned="1">
            <text:p>varchar(6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pellidos</text:p>
          </table:table-cell>
          <table:table-cell table:style-name="ce4" office:value-type="string" table:number-columns-spanned="2" table:number-rows-spanned="1">
            <text:p>varchar(6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nit_cc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ireccion</text:p>
          </table:table-cell>
          <table:table-cell table:style-name="ce4" office:value-type="string" table:number-columns-spanned="2" table:number-rows-spanned="1">
            <text:p>varchar(1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elefon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rreo</text:p>
          </table:table-cell>
          <table:table-cell table:style-name="ce4" office:value-type="string" table:number-columns-spanned="2" table:number-rows-spanned="1">
            <text:p>varchar(6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lular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mpresa</text:p>
          </table:table-cell>
          <table:table-cell table:style-name="ce4" office:value-type="string" table:number-columns-spanned="2" table:number-rows-spanned="1">
            <text:p>varchar(6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iudad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ipc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registro de análisis realizados por el indice de precio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ño_mes</text:p>
          </table:table-cell>
          <table:table-cell table:style-name="ce4" office:value-type="string" table:number-columns-spanned="2" table:number-rows-spanned="1">
            <text:p>varchar(2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ipc</text:p>
          </table:table-cell>
          <table:table-cell table:style-name="ce4" office:value-type="string" table:number-columns-spanned="2" table:number-rows-spanned="1">
            <text:p>float(10,5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Indice de precios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var_mensual</text:p>
          </table:table-cell>
          <table:table-cell table:style-name="ce4" office:value-type="string" table:number-columns-spanned="2" table:number-rows-spanned="1">
            <text:p>float(10,5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variable mensual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var_añoCorrido</text:p>
          </table:table-cell>
          <table:table-cell table:style-name="ce4" office:value-type="string" table:number-columns-spanned="2" table:number-rows-spanned="1">
            <text:p>float(10,5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var_anual</text:p>
          </table:table-cell>
          <table:table-cell table:style-name="ce4" office:value-type="string" table:number-columns-spanned="2" table:number-rows-spanned="1">
            <text:p>float(10,5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1" office:value-type="string" table:number-columns-spanned="3" table:number-rows-spanned="1">
            <text:p>variable anual</text:p>
          </table:table-cell>
          <table:covered-table-cell table:number-columns-repeated="2" table:style-name="ce11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juridicos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Registro de datos de jurídico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nombre</text:p>
          </table:table-cell>
          <table:table-cell table:style-name="ce4" office:value-type="string" table:number-columns-spanned="2" table:number-rows-spanned="1">
            <text:p>varchar(2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pellido</text:p>
          </table:table-cell>
          <table:table-cell table:style-name="ce4" office:value-type="string" table:number-columns-spanned="2" table:number-rows-spanned="1">
            <text:p>varchar(2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ireccion</text:p>
          </table:table-cell>
          <table:table-cell table:style-name="ce4" office:value-type="string" table:number-columns-spanned="2" table:number-rows-spanned="1">
            <text:p>varchar(154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iudad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office:value-type="string" table:number-columns-spanned="3" table:number-rows-spanned="1">
            <text:p>municipio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mail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correo electrónico del asesor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ijo</text:p>
          </table:table-cell>
          <table:table-cell table:style-name="ce4" office:value-type="string" table:number-columns-spanned="2" table:number-rows-spanned="1">
            <text:p>varchar(15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Número de teléfon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dula</text:p>
          </table:table-cell>
          <table:table-cell table:style-name="ce4" office:value-type="string" table:number-columns-spanned="2" table:number-rows-spanned="1">
            <text:p>varchar(15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arjetaProfesional</text:p>
          </table:table-cell>
          <table:table-cell table:style-name="ce4" office:value-type="string" table:number-columns-spanned="2" table:number-rows-spanned="1">
            <text:p>varchar(3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_s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fecha salid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erfil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office:value-type="string" table:number-columns-spanned="3" table:number-rows-spanned="1">
            <text:p>perfiljuridico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gener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office:value-type="string" table:number-columns-spanned="3" table:number-rows-spanned="1">
            <text:p>genero</text:p>
          </table:table-cell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ciudad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iudad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erfil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perfil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juzgados_tribunales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Registro de juzgados tribunale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jurisdiccion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zona de autoridad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istrito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municipio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ubicación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ircuito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municipio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municipio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municipio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digo_despacho</text:p>
          </table:table-cell>
          <table:table-cell table:style-name="ce4" office:value-type="string" table:number-columns-spanned="2" table:number-rows-spanned="1">
            <text:p>varchar(3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nombre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juez_despacho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nombre del juez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rreo_despacho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correo electrónico del juez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ireccion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elefono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horario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rea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epartamento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office:value-type="string" table:number-columns-spanned="3" table:number-rows-spanned="1">
            <text:p>municipio</text:p>
          </table:table-cell>
          <table:covered-table-cell table:number-columns-repeated="2" table:style-name="ce13"/>
          <table:table-cell table:style-name="ce11" office:value-type="string" table:number-columns-spanned="3" table:number-rows-spanned="1">
            <text:p>código del departamento</text:p>
          </table:table-cell>
          <table:covered-table-cell table:number-columns-repeated="2" table:style-name="ce11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506" table:number-columns-spanned="2" table:number-rows-spanned="1">
            <text:p>506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listadeclaracion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lista de observaciones generadas al momento de consultar los antecedentes de declaración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eclaracion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lista_csj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lista de sanciones del Consejo Superior de la Judicatura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ancion</text:p>
          </table:table-cell>
          <table:table-cell table:style-name="ce4" office:value-type="string" table:number-columns-spanned="2" table:number-rows-spanned="1">
            <text:p>varchar(3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4" table:number-columns-spanned="2" table:number-rows-spanned="1">
            <text:p>4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lista_dian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4" office:value-type="string" table:number-columns-spanned="15" table:number-rows-spanned="1">
            <text:p>Comentarios de la tabla: Lista de observaciones generadas al momento de consultar los antecedentes en la DIAN</text:p>
          </table:table-cell>
          <table:covered-table-cell table:number-columns-repeated="14" table:style-name="ce4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nsulta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4" office:value-type="string" table:number-columns-spanned="3" table:number-rows-spanned="1">
            <text:p>Tipo de resultado obtenido por la consulta</text:p>
          </table:table-cell>
          <table:covered-table-cell table:number-columns-repeated="2" table:style-name="ce4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3" table:number-columns-spanned="2" table:number-rows-spanned="1">
            <text:p>3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lista_procuraduria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4" office:value-type="string" table:number-columns-spanned="15" table:number-rows-spanned="1">
            <text:p>Comentarios de la tabla: Lista de observaciones generadas al momento de consultar los antecedentes en la Procuraduría</text:p>
          </table:table-cell>
          <table:covered-table-cell table:number-columns-repeated="14" table:style-name="ce4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ancion</text:p>
          </table:table-cell>
          <table:table-cell table:style-name="ce4" office:value-type="string" table:number-columns-spanned="2" table:number-rows-spanned="1">
            <text:p>varchar(6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4" office:value-type="string" table:number-columns-spanned="3" table:number-rows-spanned="1">
            <text:p>Resultado obtenido por la consulta de antecedentes</text:p>
          </table:table-cell>
          <table:covered-table-cell table:number-columns-repeated="2" table:style-name="ce4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style-name="ce16" table:number-columns-spanned="15" table:number-rows-spanned="1"/>
          <table:covered-table-cell table:number-columns-repeated="14" table:style-name="ce16"/>
          <table:table-cell table:style-name="ce16" table:number-columns-spanned="15" table:number-rows-spanned="1"/>
          <table:covered-table-cell table:number-columns-repeated="14" table:style-name="ce16"/>
          <table:table-cell table:style-name="ce16" table:number-columns-spanned="15" table:number-rows-spanned="1"/>
          <table:covered-table-cell table:number-columns-repeated="14" table:style-name="ce16"/>
          <table:table-cell table:style-name="ce16" table:number-columns-spanned="15" table:number-rows-spanned="1"/>
          <table:covered-table-cell table:number-columns-repeated="14" table:style-name="ce16"/>
          <table:table-cell table:style-name="ce16" table:number-columns-spanned="15" table:number-rows-spanned="1"/>
          <table:covered-table-cell table:number-columns-repeated="14" table:style-name="ce16"/>
          <table:table-cell table:style-name="ce16" table:number-columns-spanned="15" table:number-rows-spanned="1"/>
          <table:covered-table-cell table:number-columns-repeated="14" table:style-name="ce16"/>
          <table:table-cell table:style-name="ce16" table:number-columns-spanned="15" table:number-rows-spanned="1"/>
          <table:covered-table-cell table:number-columns-repeated="14" table:style-name="ce16"/>
          <table:table-cell table:style-name="ce16" table:number-columns-spanned="15" table:number-rows-spanned="1"/>
          <table:covered-table-cell table:number-columns-repeated="14" table:style-name="ce16"/>
          <table:table-cell table:style-name="ce16" table:number-columns-spanned="15" table:number-rows-spanned="1"/>
          <table:covered-table-cell table:number-columns-repeated="14" table:style-name="ce16"/>
          <table:table-cell table:style-name="ce16" table:number-columns-spanned="15" table:number-rows-spanned="1"/>
          <table:covered-table-cell table:number-columns-repeated="14" table:style-name="ce16"/>
          <table:table-cell table:style-name="ce16" table:number-columns-spanned="15" table:number-rows-spanned="1"/>
          <table:covered-table-cell table:number-columns-repeated="14" table:style-name="ce16"/>
          <table:table-cell table:style-name="ce16" table:number-columns-spanned="15" table:number-rows-spanned="1"/>
          <table:covered-table-cell table:number-columns-repeated="14" table:style-name="ce16"/>
          <table:table-cell table:style-name="ce16" table:number-columns-spanned="15" table:number-rows-spanned="1"/>
          <table:covered-table-cell table:number-columns-repeated="14" table:style-name="ce16"/>
          <table:table-cell table:style-name="ce16" table:number-columns-spanned="15" table:number-rows-spanned="1"/>
          <table:covered-table-cell table:number-columns-repeated="14" table:style-name="ce16"/>
          <table:table-cell table:style-name="ce16" table:number-columns-spanned="15" table:number-rows-spanned="1"/>
          <table:covered-table-cell table:number-columns-repeated="14" table:style-name="ce16"/>
          <table:table-cell table:style-name="ce16" table:number-columns-spanned="15" table:number-rows-spanned="1"/>
          <table:covered-table-cell table:number-columns-repeated="14" table:style-name="ce16"/>
          <table:table-cell table:style-name="ce16" table:number-columns-repeated="76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style-name="ce17" table:number-columns-spanned="15" table:number-rows-spanned="1"/>
          <table:covered-table-cell table:number-columns-repeated="14" table:style-name="ce17"/>
          <table:table-cell table:style-name="ce17" table:number-columns-spanned="15" table:number-rows-spanned="1"/>
          <table:covered-table-cell table:number-columns-repeated="14" table:style-name="ce17"/>
          <table:table-cell table:style-name="ce17" table:number-columns-spanned="15" table:number-rows-spanned="1"/>
          <table:covered-table-cell table:number-columns-repeated="14" table:style-name="ce17"/>
          <table:table-cell table:style-name="ce17" table:number-columns-spanned="15" table:number-rows-spanned="1"/>
          <table:covered-table-cell table:number-columns-repeated="14" table:style-name="ce17"/>
          <table:table-cell table:style-name="ce17" table:number-columns-spanned="15" table:number-rows-spanned="1"/>
          <table:covered-table-cell table:number-columns-repeated="14" table:style-name="ce17"/>
          <table:table-cell table:style-name="ce17" table:number-columns-spanned="15" table:number-rows-spanned="1"/>
          <table:covered-table-cell table:number-columns-repeated="14" table:style-name="ce17"/>
          <table:table-cell table:style-name="ce17" table:number-columns-spanned="15" table:number-rows-spanned="1"/>
          <table:covered-table-cell table:number-columns-repeated="14" table:style-name="ce17"/>
          <table:table-cell table:style-name="ce17" table:number-columns-spanned="15" table:number-rows-spanned="1"/>
          <table:covered-table-cell table:number-columns-repeated="14" table:style-name="ce17"/>
          <table:table-cell table:style-name="ce17" table:number-columns-spanned="15" table:number-rows-spanned="1"/>
          <table:covered-table-cell table:number-columns-repeated="14" table:style-name="ce17"/>
          <table:table-cell table:style-name="ce17" table:number-columns-spanned="15" table:number-rows-spanned="1"/>
          <table:covered-table-cell table:number-columns-repeated="14" table:style-name="ce17"/>
          <table:table-cell table:style-name="ce17" table:number-columns-spanned="15" table:number-rows-spanned="1"/>
          <table:covered-table-cell table:number-columns-repeated="14" table:style-name="ce17"/>
          <table:table-cell table:style-name="ce17" table:number-columns-spanned="15" table:number-rows-spanned="1"/>
          <table:covered-table-cell table:number-columns-repeated="14" table:style-name="ce17"/>
          <table:table-cell table:style-name="ce17" table:number-columns-spanned="15" table:number-rows-spanned="1"/>
          <table:covered-table-cell table:number-columns-repeated="14" table:style-name="ce17"/>
          <table:table-cell table:style-name="ce17" table:number-columns-spanned="15" table:number-rows-spanned="1"/>
          <table:covered-table-cell table:number-columns-repeated="14" table:style-name="ce17"/>
          <table:table-cell table:style-name="ce17" table:number-columns-spanned="15" table:number-rows-spanned="1"/>
          <table:covered-table-cell table:number-columns-repeated="14" table:style-name="ce17"/>
          <table:table-cell table:style-name="ce17" table:number-columns-spanned="15" table:number-rows-spanned="1"/>
          <table:covered-table-cell table:number-columns-repeated="14" table:style-name="ce17"/>
          <table:table-cell table:style-name="ce17" table:number-columns-repeated="76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5" table:number-columns-spanned="2" table:number-rows-spanned="1">
            <text:p>5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lista_registraduria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4" office:value-type="string" table:number-columns-spanned="15" table:number-rows-spanned="1">
            <text:p>Comentarios de la tabla: Lista de observaciones generadas al momento de consultar los antecedentes en la Registraduría</text:p>
          </table:table-cell>
          <table:covered-table-cell table:number-columns-repeated="14" table:style-name="ce4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nsulta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4" office:value-type="string" table:number-columns-spanned="3" table:number-rows-spanned="1">
            <text:p>Resultado obtenido por la consulta de registradurí</text:p>
          </table:table-cell>
          <table:covered-table-cell table:number-columns-repeated="2" table:style-name="ce4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3" table:number-columns-spanned="2" table:number-rows-spanned="1">
            <text:p>3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mayor_menor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Indicador de madurez de beneficiario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mayor_menor</text:p>
          </table:table-cell>
          <table:table-cell table:style-name="ce4" office:value-type="string" table:number-columns-spanned="2" table:number-rows-spanned="1">
            <text:p>varchar(3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9" office:value-type="string" table:number-columns-spanned="2" table:number-rows-spanned="1">
            <text:p>Nombre de la clave</text:p>
          </table:table-cell>
          <table:covered-table-cell table:style-name="ce9"/>
          <table:table-cell table:style-name="ce9" office:value-type="string" table:number-columns-spanned="2" table:number-rows-spanned="1">
            <text:p>Tipo</text:p>
          </table:table-cell>
          <table:covered-table-cell table:style-name="ce9"/>
          <table:table-cell table:style-name="ce9" office:value-type="string" table:number-columns-spanned="2" table:number-rows-spanned="1">
            <text:p>Único</text:p>
          </table:table-cell>
          <table:covered-table-cell table:style-name="ce9"/>
          <table:table-cell table:style-name="ce9" office:value-type="string" table:number-columns-spanned="2" table:number-rows-spanned="1">
            <text:p>Empaquetado</text:p>
          </table:table-cell>
          <table:covered-table-cell table:style-name="ce9"/>
          <table:table-cell table:style-name="ce9" office:value-type="string">
            <text:p>Columna</text:p>
          </table:table-cell>
          <table:table-cell table:style-name="ce9" office:value-type="string" table:number-columns-spanned="2" table:number-rows-spanned="1">
            <text:p>Cardinalidad</text:p>
          </table:table-cell>
          <table:covered-table-cell table:style-name="ce9"/>
          <table:table-cell table:style-name="ce9" office:value-type="string">
            <text:p>Cotejamiento</text:p>
          </table:table-cell>
          <table:table-cell table:style-name="ce9" office:value-type="string" table:number-columns-spanned="2" table:number-rows-spanned="1">
            <text:p>Nulo</text:p>
          </table:table-cell>
          <table:covered-table-cell table:style-name="ce9"/>
          <table:table-cell table:style-name="ce9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3" table:number-columns-spanned="2" table:number-rows-spanned="1">
            <text:p>3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motivorechazo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Lista de rechazos específico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echaz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ndicion</text:p>
          </table:table-cell>
          <table:table-cell table:style-name="ce4" office:value-type="string" table:number-columns-spanned="2" table:number-rows-spanned="1">
            <text:p>varchar(25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municipio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Registro de municipios de Colombia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digo_dane</text:p>
          </table:table-cell>
          <table:table-cell table:style-name="ce4" office:value-type="string" table:number-columns-spanned="2" table:number-rows-spanned="1">
            <text:p>varchar(15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codigo de ubicación establecido por el DANE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epartamento</text:p>
          </table:table-cell>
          <table:table-cell table:style-name="ce4" office:value-type="string" table:number-columns-spanned="2" table:number-rows-spanned="1">
            <text:p>varchar(18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municipio</text:p>
          </table:table-cell>
          <table:table-cell table:style-name="ce4" office:value-type="string" table:number-columns-spanned="2" table:number-rows-spanned="1">
            <text:p>varchar(27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1121" table:number-columns-spanned="2" table:number-rows-spanned="1">
            <text:p>1121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nivel_academico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lista de los niveles de educación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nivel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7" table:number-columns-spanned="2" table:number-rows-spanned="1">
            <text:p>7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ocupacion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Registro de profesione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ocup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operaciones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Informe fideicomitente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operacion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operacion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entencia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c_actor</text:p>
          </table:table-cell>
          <table:table-cell table:style-name="ce4" office:value-type="string" table:number-columns-spanned="2" table:number-rows-spanned="1">
            <text:p>int(15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nit_pagaduria</text:p>
          </table:table-cell>
          <table:table-cell table:style-name="ce4" office:value-type="string" table:number-columns-spanned="2" table:number-rows-spanned="1">
            <text:p>int(15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val_sentencia</text:p>
          </table:table-cell>
          <table:table-cell table:style-name="ce4" office:value-type="string" table:number-columns-spanned="2" table:number-rows-spanned="1">
            <text:p>decimal(15,2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valor sentenci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acial</text:p>
          </table:table-cell>
          <table:table-cell table:style-name="ce4" office:value-type="string" table:number-columns-spanned="2" table:number-rows-spanned="1">
            <text:p>decimal(15,2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val_adquirido</text:p>
          </table:table-cell>
          <table:table-cell table:style-name="ce4" office:value-type="string" table:number-columns-spanned="2" table:number-rows-spanned="1">
            <text:p>decimal(15,2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valor adquirid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or_adquirido</text:p>
          </table:table-cell>
          <table:table-cell table:style-name="ce4" office:value-type="string" table:number-columns-spanned="2" table:number-rows-spanned="1">
            <text:p>float(3,2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porcentaje adquirid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nit_f</text:p>
          </table:table-cell>
          <table:table-cell table:style-name="ce4" office:value-type="string" table:number-columns-spanned="2" table:number-rows-spanned="1">
            <text:p>int(1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nit fideicomitente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stad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asa_pactada</text:p>
          </table:table-cell>
          <table:table-cell table:style-name="ce4" office:value-type="string" table:number-columns-spanned="2" table:number-rows-spanned="1">
            <text:p>float(3,2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tasa pactad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_ingreso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minv_pre</text:p>
          </table:table-cell>
          <table:table-cell table:style-name="ce4" office:value-type="string" table:number-columns-spanned="2" table:number-rows-spanned="1">
            <text:p>decimal(15,2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Monto inversión + tasa preferente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_cierre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aldo_fcierre</text:p>
          </table:table-cell>
          <table:table-cell table:style-name="ce4" office:value-type="string" table:number-columns-spanned="2" table:number-rows-spanned="1">
            <text:p>decimal(15,2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saldo fecha de cierre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_estimadapago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fecha estimada de pag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iempo_estimado</text:p>
          </table:table-cell>
          <table:table-cell table:style-name="ce4" office:value-type="string" table:number-columns-spanned="2" table:number-rows-spanned="1">
            <text:p>float(3,2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origen_contacto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Lista de medios de contacto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ntacto</text:p>
          </table:table-cell>
          <table:table-cell table:style-name="ce4" office:value-type="string" table:number-columns-spanned="2" table:number-rows-spanned="1">
            <text:p>varchar(3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1" office:value-type="string" table:number-columns-spanned="3" table:number-rows-spanned="1">
            <text:p>tipo de contacto</text:p>
          </table:table-cell>
          <table:covered-table-cell table:number-columns-repeated="2" table:style-name="ce11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10" table:number-columns-spanned="2" table:number-rows-spanned="1">
            <text:p>1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pagador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Lista de personas encargadas de pagar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agador</text:p>
          </table:table-cell>
          <table:table-cell table:style-name="ce4" office:value-type="string" table:number-columns-spanned="2" table:number-rows-spanned="1">
            <text:p>varchar(3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1" office:value-type="string" table:number-columns-spanned="3" table:number-rows-spanned="1">
            <text:p>tipo de pagador</text:p>
          </table:table-cell>
          <table:covered-table-cell table:number-columns-repeated="2" table:style-name="ce11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2" table:number-columns-spanned="2" table:number-rows-spanned="1">
            <text:p>2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pasosnegociacion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Lista de etapas de negociación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tapa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table:number-columns-spanned="3" table:number-rows-spanned="1"/>
          <table:covered-table-cell table:number-columns-repeated="2" table:style-name="ce13"/>
          <table:table-cell table:style-name="ce11" office:value-type="string" table:number-columns-spanned="3" table:number-rows-spanned="1">
            <text:p>etapa de negociación</text:p>
          </table:table-cell>
          <table:covered-table-cell table:number-columns-repeated="2" table:style-name="ce11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5" table:number-columns-spanned="2" table:number-rows-spanned="1">
            <text:p>5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perfil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Lista de perfiles asignables para los cliente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erfil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1" office:value-type="string" table:number-columns-spanned="3" table:number-rows-spanned="1">
            <text:p>tipo de perfil</text:p>
          </table:table-cell>
          <table:covered-table-cell table:number-columns-repeated="2" table:style-name="ce11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5" table:number-columns-spanned="2" table:number-rows-spanned="1">
            <text:p>5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perfilasesor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Lista de perfiles asignables para los asesore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erfil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1" office:value-type="string" table:number-columns-spanned="3" table:number-rows-spanned="1">
            <text:p>tipo de perfil</text:p>
          </table:table-cell>
          <table:covered-table-cell table:number-columns-repeated="2" table:style-name="ce11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3" table:number-columns-spanned="2" table:number-rows-spanned="1">
            <text:p>3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perfiljuridico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lista de perfiles asignables para los jurídico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erfil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1" office:value-type="string" table:number-columns-spanned="3" table:number-rows-spanned="1">
            <text:p>tipo de perfil</text:p>
          </table:table-cell>
          <table:covered-table-cell table:number-columns-repeated="2" table:style-name="ce11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perfil_apoderado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lista de perfiles asignables para los apoderado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erfil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1" office:value-type="string" table:number-columns-spanned="3" table:number-rows-spanned="1">
            <text:p>tipo de perfil</text:p>
          </table:table-cell>
          <table:covered-table-cell table:number-columns-repeated="2" table:style-name="ce11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3" table:number-columns-spanned="2" table:number-rows-spanned="1">
            <text:p>3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referencias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Registro de referencias personales de los beneficiario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ipo_referencia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dBe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office:value-type="string" table:number-columns-spanned="3" table:number-rows-spanned="1">
            <text:p>beneficiarios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codigo del beneficiari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nombres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pellidos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arentesc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lular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elefon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iudad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office:value-type="string" table:number-columns-spanned="3" table:number-rows-spanned="1">
            <text:p>municipio</text:p>
          </table:table-cell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regimen_imputacion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Lista de tipos de regímene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egimen</text:p>
          </table:table-cell>
          <table:table-cell table:style-name="ce4" office:value-type="string" table:number-columns-spanned="2" table:number-rows-spanned="1">
            <text:p>varchar(12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1" office:value-type="string" table:number-columns-spanned="3" table:number-rows-spanned="1">
            <text:p>tipo de régimen</text:p>
          </table:table-cell>
          <table:covered-table-cell table:number-columns-repeated="2" table:style-name="ce11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3" table:number-columns-spanned="2" table:number-rows-spanned="1">
            <text:p>3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reg_sentencia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Registro de sentencia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noSentencia</text:p>
          </table:table-cell>
          <table:table-cell table:style-name="ce4" office:value-type="string" table:number-columns-spanned="2" table:number-rows-spanned="1">
            <text:p>decimal(23,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número de sentenci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ctor</text:p>
          </table:table-cell>
          <table:table-cell table:style-name="ce4" office:value-type="string" table:number-columns-spanned="2" table:number-rows-spanned="1">
            <text:p>varchar(7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nombre del cas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ntidades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ip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pagador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observacion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tapa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pasosnegocia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stad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subitemnegocia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ub_estad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sub_estadonegociacion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noDesembols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iDdesembols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iddesembolso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dVer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codigo de verificación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ntidad_condenada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office:value-type="string" table:number-columns-spanned="3" table:number-rows-spanned="1">
            <text:p>entidad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ipo_sentencia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office:value-type="string" table:number-columns-spanned="3" table:number-rows-spanned="1">
            <text:p>sentencia_concialiacion </text:p>
          </table:table-cell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</text:p>
          </table:table-cell>
          <table:table-cell table:style-name="ce4" office:value-type="float" office:value="1769" table:number-columns-spanned="2" table:number-rows-spanned="1">
            <text:p>1769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relacionapoderado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Registro de apoderados identificados por el actor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ctor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beneficiari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beneficiarios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dAbd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b_abogados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codigo del abogad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dAp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apoderado 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codigo del apoderad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dBe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office:value-type="string" table:number-columns-spanned="3" table:number-rows-spanned="1">
            <text:p>beneficiarios</text:p>
          </table:table-cell>
          <table:covered-table-cell table:number-columns-repeated="2" table:style-name="ce13"/>
          <table:table-cell table:style-name="ce11" office:value-type="string" table:number-columns-spanned="3" table:number-rows-spanned="1">
            <text:p>codigo del beneficiario</text:p>
          </table:table-cell>
          <table:covered-table-cell table:number-columns-repeated="2" table:style-name="ce11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rep_docdemandantes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Registro de documentos de beneficiario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dBe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office:value-type="string" table:number-columns-spanned="3" table:number-rows-spanned="1">
            <text:p>beneficiarios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codigo del beneficiari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pia_id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rep_sentencia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Repositorio de documentos de sentencia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dReg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office:value-type="string" table:number-columns-spanned="3" table:number-rows-spanned="1">
            <text:p>reg_sentencia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codigo de registro de sentenci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Cuenta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fecha cuenta de cobr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taentidad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tadeclaracio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bro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nombre del archivo generado en la cuenta de cobr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broEmitid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bro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Ejecutoria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jecutoria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jecutoriaEmitida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jecutoria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pcopias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fecha primeras copias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copias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copiasEmitid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copias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vPoderes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fecha vigencia de poderes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vPoderes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vPoderesEmitid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vPoderes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pIniciales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fecha poderes iniciales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Iniciales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InicialesEmitid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Iniciales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rPoder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fecha ratificación de poder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Poder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PoderEmitid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Poder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susPoderes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fecha sustitución de poderes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usPoderes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usPoderesEmitid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usPoderes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Primera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fecha primera instanci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rimera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rimeraEmitida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rimera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Segunda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fecha segunda instanci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egunda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egundaEmitida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egunda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Sucesion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fecha sucesión de poderes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ucesion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ucesionEmitid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ucesion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Conciliacion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nciliacion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nciliacionEmitida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nciliacion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Probatorio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fecha auto que aprueb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robatorio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robatorioEmitid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robatorio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Modifica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fecha auto que modific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modifica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modificaEmitid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modifica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Confirma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fecha auto que confirm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nfirma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nfirmaEmitid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nfirma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Aclara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fecha auto que aclar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clara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claraEmitid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clara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Juridica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evisionJuridica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juridic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juridicos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PoderRecibir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oderRecibirNombre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oderRecibirEmitid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oderRecibirObserv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524" table:number-columns-spanned="2" table:number-rows-spanned="1">
            <text:p>524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codReg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Reg</text:p>
          </table:table-cell>
          <table:table-cell table:style-name="ce4" office:value-type="float" office:value="524" table:number-columns-spanned="2" table:number-rows-spanned="1">
            <text:p>524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resumenestado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Registros de resumen de informe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ias_inv</text:p>
          </table:table-cell>
          <table:table-cell table:style-name="ce4" office:value-type="string" table:number-columns-spanned="2" table:number-rows-spanned="1">
            <text:p>varchar(25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_corte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otal_parpreferente</text:p>
          </table:table-cell>
          <table:table-cell table:style-name="ce4" office:value-type="string" table:number-columns-spanned="2" table:number-rows-spanned="1">
            <text:p>decimal(15,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erechos_preferente</text:p>
          </table:table-cell>
          <table:table-cell table:style-name="ce4" office:value-type="string" table:number-columns-spanned="2" table:number-rows-spanned="1">
            <text:p>decimal(15,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operacion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nit_f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1" office:value-type="string" table:number-columns-spanned="3" table:number-rows-spanned="1">
            <text:p>nit fideicomitente</text:p>
          </table:table-cell>
          <table:covered-table-cell table:number-columns-repeated="2" table:style-name="ce11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salariomin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histórico de salarios mínimo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ño</text:p>
          </table:table-cell>
          <table:table-cell table:style-name="ce4" office:value-type="string" table:number-columns-spanned="2" table:number-rows-spanned="1">
            <text:p>year(4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lm</text:p>
          </table:table-cell>
          <table:table-cell table:style-name="ce4" office:value-type="string" table:number-columns-spanned="2" table:number-rows-spanned="1">
            <text:p>int(1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1" office:value-type="string" table:number-columns-spanned="3" table:number-rows-spanned="1">
            <text:p>valor salario</text:p>
          </table:table-cell>
          <table:covered-table-cell table:number-columns-repeated="2" table:style-name="ce11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4" table:number-columns-spanned="15" table:number-rows-spanned="1"/>
          <table:covered-table-cell table:number-columns-repeated="14" table:style-name="ce4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saldos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registro de saldos calculados en el informe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_saldo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operacion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aldo</text:p>
          </table:table-cell>
          <table:table-cell table:style-name="ce4" office:value-type="string" table:number-columns-spanned="2" table:number-rows-spanned="1">
            <text:p>decimal(15,2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asa_p</text:p>
          </table:table-cell>
          <table:table-cell table:style-name="ce4" office:value-type="string" table:number-columns-spanned="2" table:number-rows-spanned="1">
            <text:p>float(6,2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tasa pactad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nit_f</text:p>
          </table:table-cell>
          <table:table-cell table:style-name="ce4" office:value-type="string" table:number-columns-spanned="2" table:number-rows-spanned="1">
            <text:p>varchar(1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1" office:value-type="string" table:number-columns-spanned="3" table:number-rows-spanned="1">
            <text:p>nit fideicomitente</text:p>
          </table:table-cell>
          <table:covered-table-cell table:number-columns-repeated="2" table:style-name="ce11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style-name="ce16" table:number-columns-spanned="15" table:number-rows-spanned="1"/>
          <table:covered-table-cell table:number-columns-repeated="14" table:style-name="ce16"/>
          <table:table-cell table:style-name="ce16" table:number-columns-spanned="15" table:number-rows-spanned="1"/>
          <table:covered-table-cell table:number-columns-repeated="14" table:style-name="ce16"/>
          <table:table-cell table:style-name="ce16" table:number-columns-spanned="15" table:number-rows-spanned="1"/>
          <table:covered-table-cell table:number-columns-repeated="14" table:style-name="ce16"/>
          <table:table-cell table:style-name="ce16" table:number-columns-spanned="15" table:number-rows-spanned="1"/>
          <table:covered-table-cell table:number-columns-repeated="14" table:style-name="ce16"/>
          <table:table-cell table:style-name="ce16" table:number-columns-spanned="15" table:number-rows-spanned="1"/>
          <table:covered-table-cell table:number-columns-repeated="14" table:style-name="ce16"/>
          <table:table-cell table:style-name="ce16" table:number-columns-spanned="15" table:number-rows-spanned="1"/>
          <table:covered-table-cell table:number-columns-repeated="14" table:style-name="ce16"/>
          <table:table-cell table:style-name="ce16" table:number-columns-spanned="15" table:number-rows-spanned="1"/>
          <table:covered-table-cell table:number-columns-repeated="14" table:style-name="ce16"/>
          <table:table-cell table:style-name="ce16" table:number-columns-spanned="15" table:number-rows-spanned="1"/>
          <table:covered-table-cell table:number-columns-repeated="14" table:style-name="ce16"/>
          <table:table-cell table:style-name="ce16" table:number-columns-spanned="15" table:number-rows-spanned="1"/>
          <table:covered-table-cell table:number-columns-repeated="14" table:style-name="ce16"/>
          <table:table-cell table:style-name="ce16" table:number-columns-spanned="15" table:number-rows-spanned="1"/>
          <table:covered-table-cell table:number-columns-repeated="14" table:style-name="ce16"/>
          <table:table-cell table:style-name="ce16" table:number-columns-spanned="15" table:number-rows-spanned="1"/>
          <table:covered-table-cell table:number-columns-repeated="14" table:style-name="ce16"/>
          <table:table-cell table:style-name="ce16" table:number-columns-spanned="15" table:number-rows-spanned="1"/>
          <table:covered-table-cell table:number-columns-repeated="14" table:style-name="ce16"/>
          <table:table-cell table:style-name="ce16" table:number-columns-spanned="15" table:number-rows-spanned="1"/>
          <table:covered-table-cell table:number-columns-repeated="14" table:style-name="ce16"/>
          <table:table-cell table:style-name="ce16" table:number-columns-spanned="15" table:number-rows-spanned="1"/>
          <table:covered-table-cell table:number-columns-repeated="14" table:style-name="ce16"/>
          <table:table-cell table:style-name="ce16" table:number-columns-spanned="15" table:number-rows-spanned="1"/>
          <table:covered-table-cell table:number-columns-repeated="14" table:style-name="ce16"/>
          <table:table-cell table:style-name="ce16" table:number-columns-spanned="15" table:number-rows-spanned="1"/>
          <table:covered-table-cell table:number-columns-repeated="14" table:style-name="ce16"/>
          <table:table-cell table:style-name="ce16" table:number-columns-repeated="76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style-name="ce17" table:number-columns-spanned="15" table:number-rows-spanned="1"/>
          <table:covered-table-cell table:number-columns-repeated="14" table:style-name="ce17"/>
          <table:table-cell table:style-name="ce17" table:number-columns-spanned="15" table:number-rows-spanned="1"/>
          <table:covered-table-cell table:number-columns-repeated="14" table:style-name="ce17"/>
          <table:table-cell table:style-name="ce17" table:number-columns-spanned="15" table:number-rows-spanned="1"/>
          <table:covered-table-cell table:number-columns-repeated="14" table:style-name="ce17"/>
          <table:table-cell table:style-name="ce17" table:number-columns-spanned="15" table:number-rows-spanned="1"/>
          <table:covered-table-cell table:number-columns-repeated="14" table:style-name="ce17"/>
          <table:table-cell table:style-name="ce17" table:number-columns-spanned="15" table:number-rows-spanned="1"/>
          <table:covered-table-cell table:number-columns-repeated="14" table:style-name="ce17"/>
          <table:table-cell table:style-name="ce17" table:number-columns-spanned="15" table:number-rows-spanned="1"/>
          <table:covered-table-cell table:number-columns-repeated="14" table:style-name="ce17"/>
          <table:table-cell table:style-name="ce17" table:number-columns-spanned="15" table:number-rows-spanned="1"/>
          <table:covered-table-cell table:number-columns-repeated="14" table:style-name="ce17"/>
          <table:table-cell table:style-name="ce17" table:number-columns-spanned="15" table:number-rows-spanned="1"/>
          <table:covered-table-cell table:number-columns-repeated="14" table:style-name="ce17"/>
          <table:table-cell table:style-name="ce17" table:number-columns-spanned="15" table:number-rows-spanned="1"/>
          <table:covered-table-cell table:number-columns-repeated="14" table:style-name="ce17"/>
          <table:table-cell table:style-name="ce17" table:number-columns-spanned="15" table:number-rows-spanned="1"/>
          <table:covered-table-cell table:number-columns-repeated="14" table:style-name="ce17"/>
          <table:table-cell table:style-name="ce17" table:number-columns-spanned="15" table:number-rows-spanned="1"/>
          <table:covered-table-cell table:number-columns-repeated="14" table:style-name="ce17"/>
          <table:table-cell table:style-name="ce17" table:number-columns-spanned="15" table:number-rows-spanned="1"/>
          <table:covered-table-cell table:number-columns-repeated="14" table:style-name="ce17"/>
          <table:table-cell table:style-name="ce17" table:number-columns-spanned="15" table:number-rows-spanned="1"/>
          <table:covered-table-cell table:number-columns-repeated="14" table:style-name="ce17"/>
          <table:table-cell table:style-name="ce17" table:number-columns-spanned="15" table:number-rows-spanned="1"/>
          <table:covered-table-cell table:number-columns-repeated="14" table:style-name="ce17"/>
          <table:table-cell table:style-name="ce17" table:number-columns-spanned="15" table:number-rows-spanned="1"/>
          <table:covered-table-cell table:number-columns-repeated="14" table:style-name="ce17"/>
          <table:table-cell table:style-name="ce17" table:number-columns-spanned="15" table:number-rows-spanned="1"/>
          <table:covered-table-cell table:number-columns-repeated="14" table:style-name="ce17"/>
          <table:table-cell table:style-name="ce17" table:number-columns-repeated="769"/>
        </table:table-row>
        <table:table-row table:style-name="ro3">
          <table:table-cell table:style-name="ce1" office:value-type="string" table:number-columns-spanned="15" table:number-rows-spanned="1">
            <text:p>sc_log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Seguridad Logueo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id (Primaria)</text:p>
          </table:table-cell>
          <table:table-cell table:style-name="ce4" office:value-type="string" table:number-columns-spanned="2" table:number-rows-spanned="1">
            <text:p>int(8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inserted_date</text:p>
          </table:table-cell>
          <table:table-cell table:style-name="ce4" office:value-type="string" table:number-columns-spanned="2" table:number-rows-spanned="1">
            <text:p>datetim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username</text:p>
          </table:table-cell>
          <table:table-cell table:style-name="ce4" office:value-type="string" table:number-columns-spanned="2" table:number-rows-spanned="1">
            <text:p>varchar(9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pplication</text:p>
          </table:table-cell>
          <table:table-cell table:style-name="ce4" office:value-type="string" table:number-columns-spanned="2" table:number-rows-spanned="1">
            <text:p>varchar(20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reator</text:p>
          </table:table-cell>
          <table:table-cell table:style-name="ce4" office:value-type="string" table:number-columns-spanned="2" table:number-rows-spanned="1">
            <text:p>varchar(3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ip_user</text:p>
          </table:table-cell>
          <table:table-cell table:style-name="ce4" office:value-type="string" table:number-columns-spanned="2" table:number-rows-spanned="1">
            <text:p>varchar(32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ction</text:p>
          </table:table-cell>
          <table:table-cell table:style-name="ce4" office:value-type="string" table:number-columns-spanned="2" table:number-rows-spanned="1">
            <text:p>varchar(3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escription</text:p>
          </table:table-cell>
          <table:table-cell table:style-name="ce4" office:value-type="string" table:number-columns-spanned="2" table:number-rows-spanned="1">
            <text:p>text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id</text:p>
          </table:table-cell>
          <table:table-cell table:style-name="ce4" office:value-type="float" office:value="5253" table:number-columns-spanned="2" table:number-rows-spanned="1">
            <text:p>5253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sec_apps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Seguridad de aplicativo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app_name (Primaria)</text:p>
          </table:table-cell>
          <table:table-cell table:style-name="ce4" office:value-type="string" table:number-columns-spanned="2" table:number-rows-spanned="1">
            <text:p>varchar(128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pp_type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escription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app_name</text:p>
          </table:table-cell>
          <table:table-cell table:style-name="ce4" office:value-type="float" office:value="75" table:number-columns-spanned="2" table:number-rows-spanned="1">
            <text:p>75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sec_groups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Seguridad de grupo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group_id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escription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group_id</text:p>
          </table:table-cell>
          <table:table-cell table:style-name="ce4" office:value-type="float" office:value="9" table:number-columns-spanned="2" table:number-rows-spanned="1">
            <text:p>9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description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description</text:p>
          </table:table-cell>
          <table:table-cell table:style-name="ce4" office:value-type="float" office:value="9" table:number-columns-spanned="2" table:number-rows-spanned="1">
            <text:p>9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sec_groups_apps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Seguridad en grupos y aplicacione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group_id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pp_name (Primaria)</text:p>
          </table:table-cell>
          <table:table-cell table:style-name="ce4" office:value-type="string" table:number-columns-spanned="2" table:number-rows-spanned="1">
            <text:p>varchar(128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riv_access</text:p>
          </table:table-cell>
          <table:table-cell table:style-name="ce4" office:value-type="string" table:number-columns-spanned="2" table:number-rows-spanned="1">
            <text:p>varchar(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riv_insert</text:p>
          </table:table-cell>
          <table:table-cell table:style-name="ce4" office:value-type="string" table:number-columns-spanned="2" table:number-rows-spanned="1">
            <text:p>varchar(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riv_delete</text:p>
          </table:table-cell>
          <table:table-cell table:style-name="ce4" office:value-type="string" table:number-columns-spanned="2" table:number-rows-spanned="1">
            <text:p>varchar(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riv_update</text:p>
          </table:table-cell>
          <table:table-cell table:style-name="ce4" office:value-type="string" table:number-columns-spanned="2" table:number-rows-spanned="1">
            <text:p>varchar(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riv_export</text:p>
          </table:table-cell>
          <table:table-cell table:style-name="ce4" office:value-type="string" table:number-columns-spanned="2" table:number-rows-spanned="1">
            <text:p>varchar(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riv_print</text:p>
          </table:table-cell>
          <table:table-cell table:style-name="ce4" office:value-type="string" table:number-columns-spanned="2" table:number-rows-spanned="1">
            <text:p>varchar(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2">
            <text:p>PRIMARY</text:p>
          </table:table-cell>
          <table:covered-table-cell table:style-name="ce4"/>
          <table:table-cell table:style-name="ce4" office:value-type="string" table:number-columns-spanned="2" table:number-rows-spanned="2">
            <text:p>BTREE</text:p>
          </table:table-cell>
          <table:covered-table-cell table:style-name="ce4"/>
          <table:table-cell table:style-name="ce4" office:value-type="string" table:number-columns-spanned="2" table:number-rows-spanned="2">
            <text:p>Sí</text:p>
          </table:table-cell>
          <table:covered-table-cell table:style-name="ce4"/>
          <table:table-cell table:style-name="ce4" office:value-type="string" table:number-columns-spanned="2" table:number-rows-spanned="2">
            <text:p>No</text:p>
          </table:table-cell>
          <table:covered-table-cell table:style-name="ce4"/>
          <table:table-cell table:style-name="ce4" office:value-type="string">
            <text:p>group_id</text:p>
          </table:table-cell>
          <table:table-cell table:style-name="ce4" office:value-type="float" office:value="21" table:number-columns-spanned="2" table:number-rows-spanned="1">
            <text:p>21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1" table:number-rows-spanned="2"/>
          <table:table-cell table:number-columns-repeated="1009"/>
        </table:table-row>
        <table:table-row table:style-name="ro3">
          <table:covered-table-cell table:number-columns-repeated="8" table:style-name="ce4"/>
          <table:table-cell table:style-name="ce4" office:value-type="string">
            <text:p>app_name</text:p>
          </table:table-cell>
          <table:table-cell table:style-name="ce4" office:value-type="float" office:value="705" table:number-columns-spanned="2" table:number-rows-spanned="1">
            <text:p>705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sec_groups_apps_ibfk_2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app_name</text:p>
          </table:table-cell>
          <table:table-cell table:style-name="ce4" office:value-type="float" office:value="235" table:number-columns-spanned="2" table:number-rows-spanned="1">
            <text:p>235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sec_users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Seguridad de usuario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login (Primaria)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swd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name</text:p>
          </table:table-cell>
          <table:table-cell table:style-name="ce4" office:value-type="string" table:number-columns-spanned="2" table:number-rows-spanned="1">
            <text:p>varchar(64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mail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ctive</text:p>
          </table:table-cell>
          <table:table-cell table:style-name="ce4" office:value-type="string" table:number-columns-spanned="2" table:number-rows-spanned="1">
            <text:p>varchar(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ctivation_code</text:p>
          </table:table-cell>
          <table:table-cell table:style-name="ce4" office:value-type="string" table:number-columns-spanned="2" table:number-rows-spanned="1">
            <text:p>varchar(32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riv_admin</text:p>
          </table:table-cell>
          <table:table-cell table:style-name="ce4" office:value-type="string" table:number-columns-spanned="2" table:number-rows-spanned="1">
            <text:p>varchar(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login</text:p>
          </table:table-cell>
          <table:table-cell table:style-name="ce4" office:value-type="float" office:value="22" table:number-columns-spanned="2" table:number-rows-spanned="1">
            <text:p>22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sec_users_groups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Seguridad en usuarios y grupo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login (Primaria)</text:p>
          </table:table-cell>
          <table:table-cell table:style-name="ce4" office:value-type="string" table:number-columns-spanned="2" table:number-rows-spanned="1">
            <text:p>varchar(255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group_id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2">
            <text:p>PRIMARY</text:p>
          </table:table-cell>
          <table:covered-table-cell table:style-name="ce4"/>
          <table:table-cell table:style-name="ce4" office:value-type="string" table:number-columns-spanned="2" table:number-rows-spanned="2">
            <text:p>BTREE</text:p>
          </table:table-cell>
          <table:covered-table-cell table:style-name="ce4"/>
          <table:table-cell table:style-name="ce4" office:value-type="string" table:number-columns-spanned="2" table:number-rows-spanned="2">
            <text:p>Sí</text:p>
          </table:table-cell>
          <table:covered-table-cell table:style-name="ce4"/>
          <table:table-cell table:style-name="ce4" office:value-type="string" table:number-columns-spanned="2" table:number-rows-spanned="2">
            <text:p>No</text:p>
          </table:table-cell>
          <table:covered-table-cell table:style-name="ce4"/>
          <table:table-cell table:style-name="ce4" office:value-type="string">
            <text:p>login</text:p>
          </table:table-cell>
          <table:table-cell table:style-name="ce4" office:value-type="float" office:value="24" table:number-columns-spanned="2" table:number-rows-spanned="1">
            <text:p>24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1" table:number-rows-spanned="2"/>
          <table:table-cell table:number-columns-repeated="1009"/>
        </table:table-row>
        <table:table-row table:style-name="ro3">
          <table:covered-table-cell table:number-columns-repeated="8" table:style-name="ce4"/>
          <table:table-cell table:style-name="ce4" office:value-type="string">
            <text:p>group_id</text:p>
          </table:table-cell>
          <table:table-cell table:style-name="ce4" office:value-type="float" office:value="24" table:number-columns-spanned="2" table:number-rows-spanned="1">
            <text:p>24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sec_users_groups_ibfk_2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group_id</text:p>
          </table:table-cell>
          <table:table-cell table:style-name="ce4" office:value-type="float" office:value="24" table:number-columns-spanned="2" table:number-rows-spanned="1">
            <text:p>24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seguimiento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Registro de las actividades realizadas con el cliente y el asesor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nombre_apellid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db_abogados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ctividad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tipo_seguimiento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reprogramar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nombre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office:value-type="string" table:number-columns-spanned="3" table:number-rows-spanned="1">
            <text:p>asesores_db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observacion</text:p>
          </table:table-cell>
          <table:table-cell table:style-name="ce4" office:value-type="string" table:number-columns-spanned="2" table:number-rows-spanned="1">
            <text:p>varchar(12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stad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office:value-type="string" table:number-columns-spanned="3" table:number-rows-spanned="1">
            <text:p>subitemseguimiento </text:p>
          </table:table-cell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3725" table:number-columns-spanned="2" table:number-rows-spanned="1">
            <text:p>3725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nombre_apellido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nombre_apellido</text:p>
          </table:table-cell>
          <table:table-cell table:style-name="ce4" office:value-type="float" office:value="3725" table:number-columns-spanned="2" table:number-rows-spanned="1">
            <text:p>3725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actividad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actividad</text:p>
          </table:table-cell>
          <table:table-cell table:style-name="ce4" office:value-type="float" office:value="26" table:number-columns-spanned="2" table:number-rows-spanned="1">
            <text:p>26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nombre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nombre</text:p>
          </table:table-cell>
          <table:table-cell table:style-name="ce4" office:value-type="float" office:value="14" table:number-columns-spanned="2" table:number-rows-spanned="1">
            <text:p>14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estado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estado</text:p>
          </table:table-cell>
          <table:table-cell table:style-name="ce4" office:value-type="float" office:value="36" table:number-columns-spanned="2" table:number-rows-spanned="1">
            <text:p>36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sentencia_concialiacion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Lista opcional entre sentencia y conciliación 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entencia</text:p>
          </table:table-cell>
          <table:table-cell table:style-name="ce4" office:value-type="string" table:number-columns-spanned="2" table:number-rows-spanned="1">
            <text:p>varchar(12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2" table:number-columns-spanned="2" table:number-rows-spanned="1">
            <text:p>2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sentencia_conciliacion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Lista opcional entre sentencia y conciliación 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ategoria</text:p>
          </table:table-cell>
          <table:table-cell table:style-name="ce4" office:value-type="string" table:number-columns-spanned="2" table:number-rows-spanned="1">
            <text:p>varchar(12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3" table:number-columns-spanned="2" table:number-rows-spanned="1">
            <text:p>3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subitemnegociacion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Lista de estados requeridos en la negociación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ubSeguimient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eguimient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33" table:number-columns-spanned="2" table:number-rows-spanned="1">
            <text:p>33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subitemseguimiento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Lista de estados requeridos en el seguimiento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ubSegumiento</text:p>
          </table:table-cell>
          <table:table-cell table:style-name="ce4" office:value-type="string" table:number-columns-spanned="2" table:number-rows-spanned="1">
            <text:p>varchar(3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subestado de seguimiento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eguimient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office:value-type="string" table:number-columns-spanned="3" table:number-rows-spanned="1">
            <text:p>tipo_seguimiento </text:p>
          </table:table-cell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18" table:number-columns-spanned="2" table:number-rows-spanned="1">
            <text:p>18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sub_estadonegociacion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Lista de subestados requeridos en la negociación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numeroEstad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office:value-type="string" table:number-columns-spanned="3" table:number-rows-spanned="1">
            <text:p>subitemnegociacion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ub_estado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12" table:number-columns-spanned="2" table:number-rows-spanned="1">
            <text:p>12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sucesiones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Registro de sucesiones generadas dentro de la sentencia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dReg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office:value-type="string" table:number-columns-spanned="3" table:number-rows-spanned="1">
            <text:p>reg_sentencia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codigo de registro de sentenci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uces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tasausura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Registro de valores obtenidos por el informe de inversionista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asaUsura</text:p>
          </table:table-cell>
          <table:table-cell table:style-name="ce4" office:value-type="string" table:number-columns-spanned="2" table:number-rows-spanned="1">
            <text:p>doubl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iaria</text:p>
          </table:table-cell>
          <table:table-cell table:style-name="ce4" office:value-type="string" table:number-columns-spanned="2" table:number-rows-spanned="1">
            <text:p>doubl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iaria_DV_365</text:p>
          </table:table-cell>
          <table:table-cell table:style-name="ce4" office:value-type="string" table:number-columns-spanned="2" table:number-rows-spanned="1">
            <text:p>doubl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iaria_DV_360</text:p>
          </table:table-cell>
          <table:table-cell table:style-name="ce4" office:value-type="string" table:number-columns-spanned="2" table:number-rows-spanned="1">
            <text:p>doubl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iaria365</text:p>
          </table:table-cell>
          <table:table-cell table:style-name="ce4" office:value-type="string" table:number-columns-spanned="2" table:number-rows-spanned="1">
            <text:p>doubl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interes</text:p>
          </table:table-cell>
          <table:table-cell table:style-name="ce4" office:value-type="string" table:number-columns-spanned="2" table:number-rows-spanned="1">
            <text:p>doubl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11061" table:number-columns-spanned="2" table:number-rows-spanned="1">
            <text:p>11061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tipofallo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Lista de subcategorias requeridas al momento de identificar si es sentencia o conciliación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ubcategoria</text:p>
          </table:table-cell>
          <table:table-cell table:style-name="ce4" office:value-type="string" table:number-columns-spanned="2" table:number-rows-spanned="1">
            <text:p>varchar(45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all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5" table:number-columns-spanned="2" table:number-rows-spanned="1">
            <text:p>5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tipo_contrato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Lista de contrataciones asignable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ipo_contrato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tipo_seguimiento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Lista de tipos de seguimientos asignable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eguimiento</text:p>
          </table:table-cell>
          <table:table-cell table:style-name="ce4" office:value-type="string" table:number-columns-spanned="2" table:number-rows-spanned="1">
            <text:p>varchar(3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10" table:number-columns-spanned="2" table:number-rows-spanned="1">
            <text:p>1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t_identificaciones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Lista de documentos de identificación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identificacion</text:p>
          </table:table-cell>
          <table:table-cell table:style-name="ce4" office:value-type="string" table:number-columns-spanned="2" table:number-rows-spanned="1">
            <text:p>varchar(3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7" table:number-columns-spanned="2" table:number-rows-spanned="1">
            <text:p>7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t_mortalidad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Registro de estadisticas calculadas para determinar taza de mortalidad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dad</text:p>
          </table:table-cell>
          <table:table-cell table:style-name="ce4" office:value-type="string" table:number-columns-spanned="2" table:number-rows-spanned="1">
            <text:p>int(1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obrevivientes</text:p>
          </table:table-cell>
          <table:table-cell table:style-name="ce4" office:value-type="string" table:number-columns-spanned="2" table:number-rows-spanned="1">
            <text:p>int(1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allecidos</text:p>
          </table:table-cell>
          <table:table-cell table:style-name="ce4" office:value-type="string" table:number-columns-spanned="2" table:number-rows-spanned="1">
            <text:p>int(10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_sobrevivir</text:p>
          </table:table-cell>
          <table:table-cell table:style-name="ce4" office:value-type="string" table:number-columns-spanned="2" table:number-rows-spanned="1">
            <text:p>decimal(10,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_fallecer</text:p>
          </table:table-cell>
          <table:table-cell table:style-name="ce4" office:value-type="string" table:number-columns-spanned="2" table:number-rows-spanned="1">
            <text:p>decimal(10,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speranza</text:p>
          </table:table-cell>
          <table:table-cell table:style-name="ce4" office:value-type="string" table:number-columns-spanned="2" table:number-rows-spanned="1">
            <text:p>decimal(10,5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1" table:number-columns-spanned="3" table:number-rows-spanned="1"/>
          <table:covered-table-cell table:number-columns-repeated="2" table:style-name="ce11"/>
          <table:table-cell table:style-name="ce11" office:value-type="string" table:number-columns-spanned="3" table:number-rows-spanned="1">
            <text:p>esperanza de vid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exo</text:p>
          </table:table-cell>
          <table:table-cell table:style-name="ce4" office:value-type="string" table:number-columns-spanned="2" table:number-rows-spanned="1">
            <text:p>varchar(8)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12" office:value-type="string" table:number-columns-spanned="2" table:number-rows-spanned="1">
            <text:p>NULL</text:p>
          </table:table-cell>
          <table:covered-table-cell table:style-name="ce12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222" table:number-columns-spanned="2" table:number-rows-spanned="1">
            <text:p>222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vinculacionben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Registro de vinculación de beneficiarios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odReg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office:value-type="string" table:number-columns-spanned="3" table:number-rows-spanned="1">
            <text:p>reg_sentencia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codigo de registro de sentencia</text:p>
          </table:table-cell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ocumentoId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ipoId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office:value-type="string" table:number-columns-spanned="3" table:number-rows-spanned="1">
            <text:p>t_identificaciones 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nombres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pellidos</text:p>
          </table:table-cell>
          <table:table-cell table:style-name="ce4" office:value-type="string" table:number-columns-spanned="2" table:number-rows-spanned="1">
            <text:p>varchar(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nacimiento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stado_civil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office:value-type="string" table:number-columns-spanned="3" table:number-rows-spanned="1">
            <text:p>estado_civil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nivel_academic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office:value-type="string" table:number-columns-spanned="3" table:number-rows-spanned="1">
            <text:p>nivel_academico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vivienda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office:value-type="string" table:number-columns-spanned="3" table:number-rows-spanned="1">
            <text:p>vivienda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ocupacio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office:value-type="string" table:number-columns-spanned="3" table:number-rows-spanned="1">
            <text:p>ocupacion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ipo_contrat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office:value-type="string" table:number-columns-spanned="3" table:number-rows-spanned="1">
            <text:p>tipo_contrato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Expedicion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lugarExpedicio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office:value-type="string" table:number-columns-spanned="3" table:number-rows-spanned="1">
            <text:p>municipio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nacionalidad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ivilOtro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sex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office:value-type="string" table:number-columns-spanned="3" table:number-rows-spanned="1">
            <text:p>genero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lugarNacimient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office:value-type="string" table:number-columns-spanned="3" table:number-rows-spanned="1">
            <text:p>municipio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ersonasCargo</text:p>
          </table:table-cell>
          <table:table-cell table:style-name="ce4" office:value-type="string" table:number-columns-spanned="2" table:number-rows-spanned="1">
            <text:p>int(1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elular</text:p>
          </table:table-cell>
          <table:table-cell table:style-name="ce4" office:value-type="string" table:number-columns-spanned="2" table:number-rows-spanned="1">
            <text:p>int(15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mail</text:p>
          </table:table-cell>
          <table:table-cell table:style-name="ce4" office:value-type="string" table:number-columns-spanned="2" table:number-rows-spanned="1">
            <text:p>varchar(15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ipoVivienda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irec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iudad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office:value-type="string" table:number-columns-spanned="3" table:number-rows-spanned="1">
            <text:p>municipio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barrio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strat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elefono</text:p>
          </table:table-cell>
          <table:table-cell table:style-name="ce4" office:value-type="string" table:number-columns-spanned="2" table:number-rows-spanned="1">
            <text:p>int(15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rofesio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otraOcupacion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mpresa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argo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ingresoMensual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fechaIngreso</text:p>
          </table:table-cell>
          <table:table-cell table:style-name="ce4" office:value-type="string" table:number-columns-spanned="2" table:number-rows-spanned="1">
            <text:p>dat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iiu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office:value-type="string" table:number-columns-spanned="3" table:number-rows-spanned="1">
            <text:p>ciiu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ctividadEconomica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mailEmpresa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ireccionEmpresa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ciudadEmpresa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office:value-type="string" table:number-columns-spanned="3" table:number-rows-spanned="1">
            <text:p>municipio</text:p>
          </table:table-cell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elefonoEmpresa</text:p>
          </table:table-cell>
          <table:table-cell table:style-name="ce4" office:value-type="string" table:number-columns-spanned="2" table:number-rows-spanned="1">
            <text:p>int(18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extension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honorarios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vehicul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otrosIngresos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otalIngresos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rriend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gastos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otrosGastos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otalEgresos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esIngresos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ctivoCasa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ctivoVehicul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acciones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otrosActivos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totalPasiv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patrimonio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declara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codReg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Reg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tipoId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tipoId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estado_civil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estado_civil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nivel_academico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nivel_academic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vivienda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vivienda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ocupacion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ocupacion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tipo_contrato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tipo_contrat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lugarExpedicion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lugarExpedicion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lugarNacimiento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lugarNacimient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tipoVivienda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tipoVivienda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ciudad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iudad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ciiu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iiu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ciudadEmpresa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iudadEmpresa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6" table:number-columns-spanned="15" table:number-rows-spanned="1"/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1" office:value-type="string" table:number-columns-spanned="15" table:number-rows-spanned="1">
            <text:p>vivienda</text:p>
          </table:table-cell>
          <table:covered-table-cell table:number-columns-repeated="14" table:style-name="ce1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1">
            <text:p>Comentarios de la tabla: Lista de tipos de vivienda</text:p>
          </table:table-cell>
          <table:covered-table-cell table:number-columns-repeated="14" table:style-name="ce6"/>
          <table:table-cell table:number-columns-repeated="1009"/>
        </table:table-row>
        <table:table-row table:style-name="ro3"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 table:number-columns-spanned="2" table:number-rows-spanned="1">
            <text:p>Predeterminado</text:p>
          </table:table-cell>
          <table:covered-table-cell table:style-name="ce3"/>
          <table:table-cell table:style-name="ce3" office:value-type="string" table:number-columns-spanned="3" table:number-rows-spanned="1">
            <text:p>Enlaces a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Comentarios</text:p>
          </table:table-cell>
          <table:covered-table-cell table:number-columns-repeated="2" table:style-name="ce3"/>
          <table:table-cell table:style-name="ce3" office:value-type="string" table:number-columns-spanned="2" table:number-rows-spanned="1">
            <text:p>MIME</text:p>
          </table:table-cell>
          <table:covered-table-cell table:style-name="ce3"/>
          <table:table-cell table:number-columns-repeated="1009"/>
        </table:table-row>
        <table:table-row table:style-name="ro3">
          <table:table-cell table:style-name="ce4" office:value-type="string">
            <text:p>codigo (Primaria)</text:p>
          </table:table-cell>
          <table:table-cell table:style-name="ce4" office:value-type="string" table:number-columns-spanned="2" table:number-rows-spanned="1">
            <text:p>int(11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number-columns-repeated="1009"/>
        </table:table-row>
        <table:table-row table:style-name="ro3">
          <table:table-cell table:style-name="ce4" office:value-type="string">
            <text:p>nombre_vivienda</text:p>
          </table:table-cell>
          <table:table-cell table:style-name="ce4" office:value-type="string" table:number-columns-spanned="2" table:number-rows-spanned="1">
            <text:p>varchar(150)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3" table:number-columns-spanned="2" table:number-rows-spanned="1"/>
          <table:covered-table-cell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number-columns-repeated="1009"/>
        </table:table-row>
        <table:table-row table:style-name="ro3">
          <table:table-cell table:style-name="ce5" table:number-columns-spanned="15" table:number-rows-spanned="1"/>
          <table:covered-table-cell table:number-columns-repeated="14" table:style-name="ce5"/>
          <table:table-cell table:number-columns-repeated="1009"/>
        </table:table-row>
        <table:table-row table:style-name="ro3">
          <table:table-cell table:style-name="ce4" table:number-columns-spanned="15" table:number-rows-spanned="1"/>
          <table:covered-table-cell table:number-columns-repeated="14" table:style-name="ce4"/>
          <table:table-cell table:number-columns-repeated="1009"/>
        </table:table-row>
        <table:table-row table:style-name="ro3">
          <table:table-cell table:style-name="ce7" office:value-type="string" table:number-columns-spanned="15" table:number-rows-spanned="1">
            <text:p>Índices</text:p>
          </table:table-cell>
          <table:covered-table-cell table:number-columns-repeated="14" table:style-name="ce7"/>
          <table:table-cell table:number-columns-repeated="1009"/>
        </table:table-row>
        <table:table-row table:style-name="ro3">
          <table:table-cell table:style-name="ce3" office:value-type="string" table:number-columns-spanned="2" table:number-rows-spanned="1">
            <text:p>Nombre de la clave</text:p>
          </table:table-cell>
          <table:covered-table-cell table:style-name="ce3"/>
          <table:table-cell table:style-name="ce3" office:value-type="string" table:number-columns-spanned="2" table:number-rows-spanned="1">
            <text:p>Tipo</text:p>
          </table:table-cell>
          <table:covered-table-cell table:style-name="ce3"/>
          <table:table-cell table:style-name="ce3" office:value-type="string" table:number-columns-spanned="2" table:number-rows-spanned="1">
            <text:p>Único</text:p>
          </table:table-cell>
          <table:covered-table-cell table:style-name="ce3"/>
          <table:table-cell table:style-name="ce3" office:value-type="string" table:number-columns-spanned="2" table:number-rows-spanned="1">
            <text:p>Empaquetado</text:p>
          </table:table-cell>
          <table:covered-table-cell table:style-name="ce3"/>
          <table:table-cell table:style-name="ce3" office:value-type="string">
            <text:p>Columna</text:p>
          </table:table-cell>
          <table:table-cell table:style-name="ce3" office:value-type="string" table:number-columns-spanned="2" table:number-rows-spanned="1">
            <text:p>Cardinalidad</text:p>
          </table:table-cell>
          <table:covered-table-cell table:style-name="ce3"/>
          <table:table-cell table:style-name="ce3" office:value-type="string">
            <text:p>Cotejamiento</text:p>
          </table:table-cell>
          <table:table-cell table:style-name="ce3" office:value-type="string" table:number-columns-spanned="2" table:number-rows-spanned="1">
            <text:p>Nulo</text:p>
          </table:table-cell>
          <table:covered-table-cell table:style-name="ce3"/>
          <table:table-cell table:style-name="ce3" office:value-type="string">
            <text:p>Comentario</text:p>
          </table:table-cell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PRIMARY</text:p>
          </table:table-cell>
          <table:covered-table-cell table:style-name="ce4"/>
          <table:table-cell table:style-name="ce4" office:value-type="string" table:number-columns-spanned="2" table:number-rows-spanned="1">
            <text:p>BTREE</text:p>
          </table:table-cell>
          <table:covered-table-cell table:style-name="ce4"/>
          <table:table-cell table:style-name="ce4" office:value-type="string" table:number-columns-spanned="2" table:number-rows-spanned="1">
            <text:p>Sí</text:p>
          </table:table-cell>
          <table:covered-table-cell table:style-name="ce4"/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>
            <text:p>codigo</text:p>
          </table:table-cell>
          <table:table-cell table:style-name="ce4" office:value-type="float" office:value="0" table:number-columns-spanned="2" table:number-rows-spanned="1">
            <text:p>0</text:p>
          </table:table-cell>
          <table:covered-table-cell table:style-name="ce4"/>
          <table:table-cell table:style-name="ce4" office:value-type="string">
            <text:p>A</text:p>
          </table:table-cell>
          <table:table-cell table:style-name="ce4" office:value-type="string" table:number-columns-spanned="2" table:number-rows-spanned="1">
            <text:p>No</text:p>
          </table:table-cell>
          <table:covered-table-cell table:style-name="ce4"/>
          <table:table-cell table:style-name="ce11"/>
          <table:table-cell table:number-columns-repeated="1009"/>
        </table:table-row>
        <table:table-row table:style-name="ro3" table:number-rows-repeated="10467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2" table:style-name="ta2" table:print="false">
        <table:table-column table:style-name="co2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  <table:table table:name="Hoja3" table:style-name="ta3" table:print="false">
        <table:table-column table:style-name="co2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5">15/10/2019</text:date>, <text:time>09:49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o espitia</meta:initial-creator>
    <meta:creation-date>2019-10-01T07:53:01</meta:creation-date>
    <dc:creator>camilo espitia</dc:creator>
    <dc:date>2019-10-15T09:49:19.16</dc:date>
    <meta:editing-cycles>57</meta:editing-cycles>
    <meta:editing-duration>PT12H28M53S</meta:editing-duration>
    <meta:generator>OpenOffice/4.1.7$Win32 OpenOffice.org_project/417m1$Build-9800</meta:generator>
    <meta:document-statistic meta:table-count="3" meta:cell-count="6317" meta:object-count="0"/>
  </office:meta>
</office:document-meta>
</file>